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5889in" fo:margin-left="-0.3972in" table:align="left" style:writing-mode="lr-tb"/>
    </style:style>
    <style:style style:name="Таблица1.A" style:family="table-column">
      <style:table-column-properties style:column-width="6.5889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" style:family="table">
      <style:table-properties style:width="6.5889in" fo:margin-left="-0.3972in" table:align="left" style:writing-mode="lr-tb"/>
    </style:style>
    <style:style style:name="Таблица2.A" style:family="table-column">
      <style:table-column-properties style:column-width="6.5889in"/>
    </style:style>
    <style:style style:name="Таблица2.1" style:family="table-row">
      <style:table-row-properties style:min-row-height="0.4056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2" style:family="table-row">
      <style:table-row-properties style:min-row-height="0.3743in" style:keep-together="true" fo:keep-together="auto"/>
    </style:style>
    <style:style style:name="Таблица2.3" style:family="table-row">
      <style:table-row-properties style:min-row-height="0.3868in" style:keep-together="true" fo:keep-together="auto"/>
    </style:style>
    <style:style style:name="Таблица3" style:family="table">
      <style:table-properties style:width="6.5889in" fo:margin-left="-0.3972in" table:align="left" style:writing-mode="lr-tb"/>
    </style:style>
    <style:style style:name="Таблица3.A" style:family="table-column">
      <style:table-column-properties style:column-width="1.9799in"/>
    </style:style>
    <style:style style:name="Таблица3.B" style:family="table-column">
      <style:table-column-properties style:column-width="1.6618in"/>
    </style:style>
    <style:style style:name="Таблица3.D" style:family="table-column">
      <style:table-column-properties style:column-width="1.2854in"/>
    </style:style>
    <style:style style:name="Таблица3.1" style:family="table-row">
      <style:table-row-properties style:min-row-height="0.2868in"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min-row-height="0.2743in" style:keep-together="true" fo:keep-together="auto"/>
    </style:style>
    <style:style style:name="Таблица4" style:family="table">
      <style:table-properties style:width="6.5889in" fo:margin-left="-0.3972in" table:align="left" style:writing-mode="lr-tb"/>
    </style:style>
    <style:style style:name="Таблица4.A" style:family="table-column">
      <style:table-column-properties style:column-width="6.5889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min-row-height="0.3931in" style:keep-together="true" fo:keep-together="auto"/>
    </style:style>
    <style:style style:name="Таблица4.5" style:family="table-row">
      <style:table-row-properties style:min-row-height="0.4181in" style:keep-together="true" fo:keep-together="auto"/>
    </style:style>
    <style:style style:name="Таблица4.6" style:family="table-row">
      <style:table-row-properties style:min-row-height="0.4306in" style:keep-together="true" fo:keep-together="auto"/>
    </style:style>
    <style:style style:name="Таблица4.7" style:family="table-row">
      <style:table-row-properties style:min-row-height="0.3681in" style:keep-together="true" fo:keep-together="auto"/>
    </style:style>
    <style:style style:name="Таблица5" style:family="table">
      <style:table-properties style:width="6.6257in" fo:margin-left="-0.434in" table:align="left" style:writing-mode="lr-tb"/>
    </style:style>
    <style:style style:name="Таблица5.A" style:family="table-column">
      <style:table-column-properties style:column-width="6.6257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2" style:family="table-row">
      <style:table-row-properties style:min-row-height="0.5556in" style:keep-together="true" fo:keep-together="auto"/>
    </style:style>
    <style:style style:name="Таблица5.3" style:family="table-row">
      <style:table-row-properties style:min-row-height="0.5993in" style:keep-together="true" fo:keep-together="auto"/>
    </style:style>
    <style:style style:name="Таблица6" style:family="table">
      <style:table-properties style:width="6.5889in" fo:margin-left="-0.3972in" table:align="left" style:writing-mode="lr-tb"/>
    </style:style>
    <style:style style:name="Таблица6.A" style:family="table-column">
      <style:table-column-properties style:column-width="6.5889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6.16" style:family="table-row">
      <style:table-row-properties style:min-row-height="0.2306in" style:keep-together="true" fo:keep-together="auto"/>
    </style:style>
    <style:style style:name="Таблица7" style:family="table">
      <style:table-properties style:width="6.5889in" fo:margin-left="-0.3972in" table:align="left" style:writing-mode="lr-tb"/>
    </style:style>
    <style:style style:name="Таблица7.A" style:family="table-column">
      <style:table-column-properties style:column-width="6.5889in"/>
    </style:style>
    <style:style style:name="Таблица7.1" style:family="table-row">
      <style:table-row-properties style:min-row-height="0.6306in"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.2" style:family="table-row">
      <style:table-row-properties style:min-row-height="0.3743in" style:keep-together="true" fo:keep-together="auto"/>
    </style:style>
    <style:style style:name="Таблица7.3" style:family="table-row">
      <style:table-row-properties style:min-row-height="0.2618in" style:keep-together="true" fo:keep-together="auto"/>
    </style:style>
    <style:style style:name="Таблица7.4" style:family="table-row">
      <style:table-row-properties style:min-row-height="0.4056in" style:keep-together="true" fo:keep-together="auto"/>
    </style:style>
    <style:style style:name="Таблица7.5" style:family="table-row">
      <style:table-row-properties style:min-row-height="0.3868in" style:keep-together="true" fo:keep-together="auto"/>
    </style:style>
    <style:style style:name="Таблица8" style:family="table">
      <style:table-properties style:width="6.9722in" fo:margin-left="-0.3972in" table:align="left" style:writing-mode="lr-tb"/>
    </style:style>
    <style:style style:name="Таблица8.A" style:family="table-column">
      <style:table-column-properties style:column-width="1.9799in"/>
    </style:style>
    <style:style style:name="Таблица8.B" style:family="table-column">
      <style:table-column-properties style:column-width="1.6618in"/>
    </style:style>
    <style:style style:name="Таблица8.D" style:family="table-column">
      <style:table-column-properties style:column-width="1.6688in"/>
    </style:style>
    <style:style style:name="Таблица8.1" style:family="table-row">
      <style:table-row-properties style:min-row-height="0.2868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2" style:family="table-row">
      <style:table-row-properties style:min-row-height="0.2743in" style:keep-together="true" fo:keep-together="auto"/>
    </style:style>
    <style:style style:name="Таблица9" style:family="table">
      <style:table-properties style:width="6.9639in" fo:margin-left="-0.3972in" table:align="left" style:writing-mode="lr-tb"/>
    </style:style>
    <style:style style:name="Таблица9.A" style:family="table-column">
      <style:table-column-properties style:column-width="6.9639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.3" style:family="table-row">
      <style:table-row-properties style:min-row-height="0.3931in" style:keep-together="true" fo:keep-together="auto"/>
    </style:style>
    <style:style style:name="Таблица9.4" style:family="table-row">
      <style:table-row-properties style:min-row-height="0.5243in" style:keep-together="true" fo:keep-together="auto"/>
    </style:style>
    <style:style style:name="Таблица9.5" style:family="table-row">
      <style:table-row-properties style:min-row-height="0.3431in" style:keep-together="true" fo:keep-together="auto"/>
    </style:style>
    <style:style style:name="Таблица9.6" style:family="table-row">
      <style:table-row-properties style:min-row-height="0.4306in" style:keep-together="true" fo:keep-together="auto"/>
    </style:style>
    <style:style style:name="Таблица9.7" style:family="table-row">
      <style:table-row-properties style:min-row-height="0.3681in" style:keep-together="true" fo:keep-together="auto"/>
    </style:style>
    <style:style style:name="Таблица10" style:family="table">
      <style:table-properties style:width="7.0007in" fo:margin-left="-0.434in" table:align="left" style:writing-mode="lr-tb"/>
    </style:style>
    <style:style style:name="Таблица10.A" style:family="table-column">
      <style:table-column-properties style:column-width="7.0007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2" style:family="table-row">
      <style:table-row-properties style:min-row-height="0.9806in" style:keep-together="true" fo:keep-together="auto"/>
    </style:style>
    <style:style style:name="Таблица10.3" style:family="table-row">
      <style:table-row-properties style:min-row-height="0.6243in" style:keep-together="true" fo:keep-together="auto"/>
    </style:style>
    <style:style style:name="Таблица11" style:family="table">
      <style:table-properties style:width="6.9639in" fo:margin-left="-0.3972in" table:align="left" style:writing-mode="lr-tb"/>
    </style:style>
    <style:style style:name="Таблица11.A" style:family="table-column">
      <style:table-column-properties style:column-width="6.9639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1.18" style:family="table-row">
      <style:table-row-properties style:min-row-height="0.2118in" style:keep-together="true" fo:keep-together="auto"/>
    </style:style>
    <style:style style:name="Таблица12" style:family="table">
      <style:table-properties style:width="6.9639in" fo:margin-left="-0.3972in" table:align="left" style:writing-mode="lr-tb"/>
    </style:style>
    <style:style style:name="Таблица12.A" style:family="table-column">
      <style:table-column-properties style:column-width="6.9639in"/>
    </style:style>
    <style:style style:name="Таблица12.1" style:family="table-row">
      <style:table-row-properties style:min-row-height="0.4243in"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.2" style:family="table-row">
      <style:table-row-properties style:min-row-height="0.3743in" style:keep-together="true" fo:keep-together="auto"/>
    </style:style>
    <style:style style:name="Таблица12.3" style:family="table-row">
      <style:table-row-properties style:min-row-height="0.2618in" style:keep-together="true" fo:keep-together="auto"/>
    </style:style>
    <style:style style:name="Таблица12.4" style:family="table-row">
      <style:table-row-properties style:min-row-height="0.4056in" style:keep-together="true" fo:keep-together="auto"/>
    </style:style>
    <style:style style:name="Таблица12.5" style:family="table-row">
      <style:table-row-properties style:min-row-height="0.3868in" style:keep-together="true" fo:keep-together="auto"/>
    </style:style>
    <style:style style:name="Таблица13" style:family="table">
      <style:table-properties style:width="6.9722in" fo:margin-left="-0.3972in" table:align="left" style:writing-mode="lr-tb"/>
    </style:style>
    <style:style style:name="Таблица13.A" style:family="table-column">
      <style:table-column-properties style:column-width="1.9799in"/>
    </style:style>
    <style:style style:name="Таблица13.B" style:family="table-column">
      <style:table-column-properties style:column-width="1.6618in"/>
    </style:style>
    <style:style style:name="Таблица13.D" style:family="table-column">
      <style:table-column-properties style:column-width="1.6688in"/>
    </style:style>
    <style:style style:name="Таблица13.1" style:family="table-row">
      <style:table-row-properties style:min-row-height="0.2868in"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.2" style:family="table-row">
      <style:table-row-properties style:min-row-height="0.2743in" style:keep-together="true" fo:keep-together="auto"/>
    </style:style>
    <style:style style:name="Таблица14" style:family="table">
      <style:table-properties style:width="6.9639in" fo:margin-left="-0.3972in" table:align="left" style:writing-mode="lr-tb"/>
    </style:style>
    <style:style style:name="Таблица14.A" style:family="table-column">
      <style:table-column-properties style:column-width="6.9639in"/>
    </style:style>
    <style:style style:name="Таблица14.1" style:family="table-row">
      <style:table-row-properties style:min-row-height="0.3431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.2" style:family="table-row">
      <style:table-row-properties style:min-row-height="0.4931in" style:keep-together="true" fo:keep-together="auto"/>
    </style:style>
    <style:style style:name="Таблица14.3" style:family="table-row">
      <style:table-row-properties style:min-row-height="0.5306in" style:keep-together="true" fo:keep-together="auto"/>
    </style:style>
    <style:style style:name="Таблица14.4" style:family="table-row">
      <style:table-row-properties style:min-row-height="0.3806in" style:keep-together="true" fo:keep-together="auto"/>
    </style:style>
    <style:style style:name="Таблица14.6" style:family="table-row">
      <style:table-row-properties style:min-row-height="0.4306in" style:keep-together="true" fo:keep-together="auto"/>
    </style:style>
    <style:style style:name="Таблица14.7" style:family="table-row">
      <style:table-row-properties style:min-row-height="0.3681in" style:keep-together="true" fo:keep-together="auto"/>
    </style:style>
    <style:style style:name="Таблица14.8" style:family="table-row">
      <style:table-row-properties style:keep-together="true" fo:keep-together="auto"/>
    </style:style>
    <style:style style:name="Таблица15" style:family="table">
      <style:table-properties style:width="7.0007in" fo:margin-left="-0.434in" table:align="left" style:writing-mode="lr-tb"/>
    </style:style>
    <style:style style:name="Таблица15.A" style:family="table-column">
      <style:table-column-properties style:column-width="7.0007in"/>
    </style:style>
    <style:style style:name="Таблица15.1" style:family="table-row">
      <style:table-row-properties style:min-row-height="0.3806in"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.2" style:family="table-row">
      <style:table-row-properties style:min-row-height="0.5618in" style:keep-together="true" fo:keep-together="auto"/>
    </style:style>
    <style:style style:name="Таблица15.3" style:family="table-row">
      <style:table-row-properties style:min-row-height="0.6243in" style:keep-together="true" fo:keep-together="auto"/>
    </style:style>
    <style:style style:name="Таблица15.4" style:family="table-row">
      <style:table-row-properties style:min-row-height="0.5681in" style:keep-together="true" fo:keep-together="auto"/>
    </style:style>
    <style:style style:name="Таблица16" style:family="table">
      <style:table-properties style:width="6.9639in" fo:margin-left="-0.3972in" table:align="left" style:writing-mode="lr-tb"/>
    </style:style>
    <style:style style:name="Таблица16.A" style:family="table-column">
      <style:table-column-properties style:column-width="6.9639in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.17" style:family="table-row">
      <style:table-row-properties style:min-row-height="0.1868in" style:keep-together="true" fo:keep-together="auto"/>
    </style:style>
    <style:style style:name="Таблица17" style:family="table">
      <style:table-properties style:width="6.9639in" fo:margin-left="-0.3972in" table:align="left" style:writing-mode="lr-tb"/>
    </style:style>
    <style:style style:name="Таблица17.A" style:family="table-column">
      <style:table-column-properties style:column-width="6.9639in"/>
    </style:style>
    <style:style style:name="Таблица17.1" style:family="table-row">
      <style:table-row-properties style:min-row-height="0.4243in" style:keep-together="true" fo:keep-together="auto"/>
    </style:style>
    <style:style style:name="Таблица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7.2" style:family="table-row">
      <style:table-row-properties style:min-row-height="0.3931in" style:keep-together="true" fo:keep-together="auto"/>
    </style:style>
    <style:style style:name="Таблица17.3" style:family="table-row">
      <style:table-row-properties style:min-row-height="0.2618in" style:keep-together="true" fo:keep-together="auto"/>
    </style:style>
    <style:style style:name="Таблица17.4" style:family="table-row">
      <style:table-row-properties style:min-row-height="0.4056in" style:keep-together="true" fo:keep-together="auto"/>
    </style:style>
    <style:style style:name="Таблица17.5" style:family="table-row">
      <style:table-row-properties style:min-row-height="0.3868in" style:keep-together="true" fo:keep-together="auto"/>
    </style:style>
    <style:style style:name="Таблица18" style:family="table">
      <style:table-properties style:width="6.9722in" fo:margin-left="-0.3972in" table:align="left" style:writing-mode="lr-tb"/>
    </style:style>
    <style:style style:name="Таблица18.A" style:family="table-column">
      <style:table-column-properties style:column-width="1.9799in"/>
    </style:style>
    <style:style style:name="Таблица18.B" style:family="table-column">
      <style:table-column-properties style:column-width="1.6618in"/>
    </style:style>
    <style:style style:name="Таблица18.D" style:family="table-column">
      <style:table-column-properties style:column-width="1.6688in"/>
    </style:style>
    <style:style style:name="Таблица18.1" style:family="table-row">
      <style:table-row-properties style:min-row-height="0.2868in" style:keep-together="true" fo:keep-together="auto"/>
    </style:style>
    <style:style style:name="Таблица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8.2" style:family="table-row">
      <style:table-row-properties style:min-row-height="0.2743in" style:keep-together="true" fo:keep-together="auto"/>
    </style:style>
    <style:style style:name="Таблица19" style:family="table">
      <style:table-properties style:width="6.9639in" fo:margin-left="-0.3972in" table:align="left" style:writing-mode="lr-tb"/>
    </style:style>
    <style:style style:name="Таблица19.A" style:family="table-column">
      <style:table-column-properties style:column-width="6.9639in"/>
    </style:style>
    <style:style style:name="Таблица19.1" style:family="table-row">
      <style:table-row-properties style:min-row-height="0.3431in" style:keep-together="true" fo:keep-together="auto"/>
    </style:style>
    <style:style style:name="Таблица1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9.2" style:family="table-row">
      <style:table-row-properties style:min-row-height="0.4806in" style:keep-together="true" fo:keep-together="auto"/>
    </style:style>
    <style:style style:name="Таблица19.3" style:family="table-row">
      <style:table-row-properties style:min-row-height="0.5306in" style:keep-together="true" fo:keep-together="auto"/>
    </style:style>
    <style:style style:name="Таблица19.4" style:family="table-row">
      <style:table-row-properties style:min-row-height="0.3806in" style:keep-together="true" fo:keep-together="auto"/>
    </style:style>
    <style:style style:name="Таблица19.6" style:family="table-row">
      <style:table-row-properties style:min-row-height="0.4306in" style:keep-together="true" fo:keep-together="auto"/>
    </style:style>
    <style:style style:name="Таблица19.7" style:family="table-row">
      <style:table-row-properties style:min-row-height="0.3681in" style:keep-together="true" fo:keep-together="auto"/>
    </style:style>
    <style:style style:name="Таблица19.8" style:family="table-row">
      <style:table-row-properties style:keep-together="true" fo:keep-together="auto"/>
    </style:style>
    <style:style style:name="Таблица20" style:family="table">
      <style:table-properties style:width="7.0007in" fo:margin-left="-0.434in" table:align="left" style:writing-mode="lr-tb"/>
    </style:style>
    <style:style style:name="Таблица20.A" style:family="table-column">
      <style:table-column-properties style:column-width="7.0007in"/>
    </style:style>
    <style:style style:name="Таблица20.1" style:family="table-row">
      <style:table-row-properties style:min-row-height="0.5743in" style:keep-together="true" fo:keep-together="auto"/>
    </style:style>
    <style:style style:name="Таблица2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0.2" style:family="table-row">
      <style:table-row-properties style:min-row-height="0.5681in" style:keep-together="true" fo:keep-together="auto"/>
    </style:style>
    <style:style style:name="Таблица20.3" style:family="table-row">
      <style:table-row-properties style:min-row-height="0.3743in" style:keep-together="true" fo:keep-together="auto"/>
    </style:style>
    <style:style style:name="Таблица20.4" style:family="table-row">
      <style:table-row-properties style:min-row-height="0.5993in" style:keep-together="true" fo:keep-together="auto"/>
    </style:style>
    <style:style style:name="Таблица21" style:family="table">
      <style:table-properties style:width="6.9639in" fo:margin-left="-0.3972in" table:align="left" style:writing-mode="lr-tb"/>
    </style:style>
    <style:style style:name="Таблица21.A" style:family="table-column">
      <style:table-column-properties style:column-width="6.9639in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" style:family="table">
      <style:table-properties style:width="6.9722in" fo:margin-left="-0.3972in" table:align="left" style:writing-mode="lr-tb"/>
    </style:style>
    <style:style style:name="Таблица22.A" style:family="table-column">
      <style:table-column-properties style:column-width="1.9799in"/>
    </style:style>
    <style:style style:name="Таблица22.B" style:family="table-column">
      <style:table-column-properties style:column-width="1.6618in"/>
    </style:style>
    <style:style style:name="Таблица22.D" style:family="table-column">
      <style:table-column-properties style:column-width="1.6688in"/>
    </style:style>
    <style:style style:name="Таблица22.1" style:family="table-row">
      <style:table-row-properties style:min-row-height="0.2868in" style:keep-together="true" fo:keep-together="auto"/>
    </style:style>
    <style:style style:name="Таблица2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.2" style:family="table-row">
      <style:table-row-properties style:min-row-height="0.2743in" style:keep-together="true" fo:keep-together="auto"/>
    </style:style>
    <style:style style:name="Таблица23" style:family="table">
      <style:table-properties style:width="6.9639in" fo:margin-left="-0.3972in" table:align="left" style:writing-mode="lr-tb"/>
    </style:style>
    <style:style style:name="Таблица23.A" style:family="table-column">
      <style:table-column-properties style:column-width="6.9639in"/>
    </style:style>
    <style:style style:name="Таблица23.1" style:family="table-row">
      <style:table-row-properties style:min-row-height="0.3431in" style:keep-together="true" fo:keep-together="auto"/>
    </style:style>
    <style:style style:name="Таблица2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3.2" style:family="table-row">
      <style:table-row-properties style:min-row-height="0.3743in" style:keep-together="true" fo:keep-together="auto"/>
    </style:style>
    <style:style style:name="Таблица23.3" style:family="table-row">
      <style:table-row-properties style:min-row-height="0.3243in" style:keep-together="true" fo:keep-together="auto"/>
    </style:style>
    <style:style style:name="Таблица23.4" style:family="table-row">
      <style:table-row-properties style:min-row-height="0.3806in" style:keep-together="true" fo:keep-together="auto"/>
    </style:style>
    <style:style style:name="Таблица23.6" style:family="table-row">
      <style:table-row-properties style:min-row-height="0.4306in" style:keep-together="true" fo:keep-together="auto"/>
    </style:style>
    <style:style style:name="Таблица23.7" style:family="table-row">
      <style:table-row-properties style:min-row-height="0.3681in" style:keep-together="true" fo:keep-together="auto"/>
    </style:style>
    <style:style style:name="Таблица23.8" style:family="table-row">
      <style:table-row-properties style:keep-together="true" fo:keep-together="auto"/>
    </style:style>
    <style:style style:name="Таблица24" style:family="table">
      <style:table-properties style:width="7.0007in" fo:margin-left="-0.434in" table:align="left" style:writing-mode="lr-tb"/>
    </style:style>
    <style:style style:name="Таблица24.A" style:family="table-column">
      <style:table-column-properties style:column-width="7.0007in"/>
    </style:style>
    <style:style style:name="Таблица24.1" style:family="table-row">
      <style:table-row-properties style:min-row-height="0.5931in" style:keep-together="true" fo:keep-together="auto"/>
    </style:style>
    <style:style style:name="Таблица2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4.2" style:family="table-row">
      <style:table-row-properties style:min-row-height="0.4556in" style:keep-together="true" fo:keep-together="auto"/>
    </style:style>
    <style:style style:name="Таблица24.3" style:family="table-row">
      <style:table-row-properties style:min-row-height="0.6306in" style:keep-together="true" fo:keep-together="auto"/>
    </style:style>
    <style:style style:name="Таблица24.4" style:family="table-row">
      <style:table-row-properties style:min-row-height="0.4618in" style:keep-together="true" fo:keep-together="auto"/>
    </style:style>
    <style:style style:name="P1" style:family="paragraph" style:parent-style-name="Standard"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text-properties style:font-name="Times New Roman" fo:language="ru" fo:country="RU" style:font-name-complex="Times New Roman"/>
    </style:style>
    <style:style style:name="P9" style:family="paragraph" style:parent-style-name="Standard">
      <style:text-properties fo:color="#000000" style:font-name="Times New Roman" fo:language="en" fo:country="US" style:font-name-complex="Times New Roman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language="en" fo:country="US" fo:font-weight="bold" style:font-weight-asian="bold" style:font-name-complex="Times New Roman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language="en" fo:country="US" style:font-name-complex="Times New Roman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language="en" fo:country="US" style:language-asian="en" style:country-asian="US" style:font-name-complex="Times New Roman"/>
    </style:style>
    <style:style style:name="P14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16" style:family="paragraph" style:parent-style-name="Standard">
      <style:paragraph-properties fo:margin-top="0in" fo:margin-bottom="0in" fo:line-height="100%"/>
      <style:text-properties fo:color="#000000" style:font-name="Times New Roman" fo:language="en" fo:country="US" fo:background-color="#ffffff" style:font-name-complex="Times New Roman" style:font-style-complex="italic"/>
    </style:style>
    <style:style style:name="P17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</style:style>
    <style:style style:name="P18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  <style:text-properties fo:color="#000000" style:font-name="Times New Roman" fo:language="en" fo:country="US" style:font-name-complex="Times New Roman"/>
    </style:style>
    <style:style style:name="P19" style:family="paragraph" style:parent-style-name="Standard" style:master-page-name="Standard">
      <style:paragraph-properties style:page-number="auto"/>
      <style:text-properties style:font-name="Times New Roman" fo:language="en" fo:country="US" fo:font-weight="bold" style:font-weight-asian="bold" style:font-name-complex="Times New Roman"/>
    </style:style>
    <style:style style:name="P20" style:family="paragraph" style:parent-style-name="Standard" style:list-style-name="L1">
      <style:text-properties style:font-name="Times New Roman" fo:language="en" fo:country="US" style:font-name-complex="Times New Roman"/>
    </style:style>
    <style:style style:name="P21" style:family="paragraph" style:parent-style-name="Standard" style:list-style-name="L2">
      <style:text-properties style:font-name="Times New Roman" fo:language="en" fo:country="US" style:font-name-complex="Times New Roman"/>
    </style:style>
    <style:style style:name="P22" style:family="paragraph" style:parent-style-name="Standard" style:list-style-name="L3">
      <style:text-properties style:font-name="Times New Roman" fo:language="en" fo:country="US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4" style:family="paragraph" style:parent-style-name="Standard" style:list-style-name="L4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9" style:family="paragraph" style:parent-style-name="Heading_20_1">
      <style:paragraph-properties fo:margin-top="0in" fo:margin-bottom="0in"/>
      <style:text-properties fo:color="#000000" fo:font-size="11pt" fo:font-weight="normal" style:letter-kerning="true" style:font-size-asian="11pt" style:language-asian="ru" style:country-asian="RU" style:font-weight-asian="normal" style:font-size-complex="11pt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"/>
    </style:style>
    <style:style style:name="T2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3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style:language-asian="en" style:country-asian="US" style:font-name-complex="Times New Roman"/>
    </style:style>
    <style:style style:name="T6" style:family="text">
      <style:text-properties style:font-name="Times New Roman" fo:font-style="italic" style:font-style-asian="italic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color="#000000" style:font-name="Times New Roman" fo:language="en" fo:country="US" fo:font-style="italic" style:text-underline-style="solid" style:text-underline-width="auto" style:text-underline-color="font-color" fo:font-weight="bold" fo:background-color="#ffffff" style:font-style-asian="italic" style:font-weight-asian="bold" style:font-name-complex="Times New Roman" style:font-style-complex="italic"/>
    </style:style>
    <style:style style:name="T11" style:family="text">
      <style:text-properties fo:color="#000000" style:font-name="Times New Roman" fo:language="en" fo:country="US" style:font-name-complex="Times New Roman"/>
    </style:style>
    <style:style style:name="T12" style:family="text">
      <style:text-properties fo:color="#000000" style:font-name="Times New Roman" fo:language="en" fo:country="US" fo:background-color="#ffffff" style:font-name-complex="Times New Roman" style:font-style-complex="italic"/>
    </style:style>
    <style:style style:name="T13" style:family="text">
      <style:text-properties fo:color="#000000" style:font-name="Times New Roman" fo:language="en" fo:country="US" style:text-underline-style="solid" style:text-underline-width="auto" style:text-underline-color="font-color" fo:font-weight="bold" fo:background-color="#ffffff" style:font-weight-asian="bold" style:font-name-complex="Times New Roman" style:font-style-complex="italic"/>
    </style:style>
    <style:style style:name="T14" style:family="text">
      <style:text-properties fo:color="#0970ac" style:font-name="Times New Roman" fo:language="en" fo:country="US" fo:background-color="#f5f5f5" style:language-asian="en" style:country-asian="US" style:font-name-complex="Times New Roman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avInt_vocab_6</text:p>
      <text:p text:style-name="P5">In control?</text:p>
      <text:p text:style-name="P6">6.1 Man and machine</text:p>
      <text:p text:style-name="P4">6.1.1 Find the equivalents of the following words and phrases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>CB, ex. 2, p. 56</text:p>
          </table:table-cell>
        </table:table-row>
        <table:table-row table:style-name="Таблица1.1">
          <table:table-cell table:style-name="Таблица1.A1" office:value-type="string">
            <text:p text:style-name="P14">Тормозить <text:span text:style-name="T9">brak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ая полоса <text:span text:style-name="T9">lane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коростное шоссе <text:span text:style-name="T9">motorway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арковать машину <text:span text:style-name="T9">park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уль <text:span text:style-name="T9">steering wheel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ое происшествие <text:span text:style-name="T9">road acciden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аненый <text:span text:style-name="T9">injure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ерекресток <text:span text:style-name="T9">junction</text:span></text:p>
          </table:table-cell>
        </table:table-row>
        <table:table-row table:style-name="Таблица1.1">
          <table:table-cell table:style-name="Таблица1.A1" office:value-type="string">
            <text:p text:style-name="P14">Обгонять <text:span text:style-name="T9">overtak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ограничение скорости <text:span text:style-name="T9">speed limi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ветофор <text:span text:style-name="T9">traffic lights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ая пробка <text:span text:style-name="T9">traffic jam</text:span></text:p>
          </table:table-cell>
        </table:table-row>
        <table:table-row table:style-name="Таблица1.1">
          <table:table-cell table:style-name="Таблица1.A1" office:value-type="string">
            <text:p text:style-name="P14">нажать кнопку <text:span text:style-name="T9">press a button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оскользнуть <text:span text:style-name="T9">slip</text:span></text:p>
          </table:table-cell>
        </table:table-row>
        <table:table-row table:style-name="Таблица1.1">
          <table:table-cell table:style-name="Таблица1.A1" office:value-type="string">
            <text:p text:style-name="P14">широкополосный интернет <text:span text:style-name="T9">broadban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ридерживаться ч-л <text:span text:style-name="T9">stick to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3, p. 56</text:p>
          </table:table-cell>
        </table:table-row>
        <table:table-row table:style-name="Таблица1.1">
          <table:table-cell table:style-name="Таблица1.A1" office:value-type="string">
            <text:p text:style-name="P14">извлекать выгоду из ч-л <text:span text:style-name="T9">benefit from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верять к-л свою жизнь <text:span text:style-name="T9">trust smb with one's life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4, p. 57</text:p>
          </table:table-cell>
        </table:table-row>
        <table:table-row table:style-name="Таблица1.1">
          <table:table-cell table:style-name="Таблица1.A1" office:value-type="string">
            <text:p text:style-name="P14">ездить ежедневно на работу из пригорода и обратно <text:span text:style-name="T9">commute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емень безопасности <text:span text:style-name="T9">seat bel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лепой <text:span text:style-name="T9">blin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Инвалид <text:span text:style-name="T9">physically disabled</text:span></text:p>
          </table:table-cell>
        </table:table-row>
        <table:table-row table:style-name="Таблица1.1">
          <table:table-cell table:style-name="Таблица1.A1" office:value-type="string">
            <text:p text:style-name="P14">Увечье <text:span text:style-name="T9">disability</text:span></text:p>
          </table:table-cell>
        </table:table-row>
        <table:table-row table:style-name="Таблица1.1">
          <table:table-cell table:style-name="Таблица1.A1" office:value-type="string">
            <text:p text:style-name="P14">Зрение <text:span text:style-name="T9">eyesigh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утратить уверенность в ч-л <text:span text:style-name="T9">lose confidence in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6, p. 57</text:p>
          </table:table-cell>
        </table:table-row>
        <table:table-row table:style-name="Таблица1.1">
          <table:table-cell table:style-name="Таблица1.A1" office:value-type="string">
            <text:p text:style-name="P14">Обслуживать <text:span text:style-name="T9">serv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оказать дорогу к-л <text:span text:style-name="T9">give sb directions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ставлять <text:span text:style-name="T9">deliver</text:span></text:p>
          </table:table-cell>
        </table:table-row>
        <table:table-row table:style-name="Таблица1.1">
          <table:table-cell table:style-name="Таблица1.A1" office:value-type="string">
            <text:p text:style-name="P14">команда корабля, экипаж <text:span text:style-name="T9">crew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дельная (почасовая, понедельная и т.п.) зарплата <text:span text:style-name="T9">wages</text:span></text:p>
          </table:table-cell>
        </table:table-row>
      </table:table>
      <text:p text:style-name="Standard"><text:span text:style-name="T2">6.1.2 </text:span><text:span text:style-name="T10">Fill in the gaps with a proper preposition/particle where necessary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9">1. It's impossible to discuss anything important with Simon. He never sticks _to_ the point. </text:p>
          </table:table-cell>
        </table:table-row>
        <table:table-row table:style-name="Таблица2.2">
          <table:table-cell table:style-name="Таблица2.A1" office:value-type="string">
            <text:p text:style-name="P9">2. Our company will certainly benefit _from__ international cooperation.</text:p>
          </table:table-cell>
        </table:table-row>
        <table:table-row table:style-name="Таблица2.3">
          <table:table-cell table:style-name="Таблица2.A1" office:value-type="string">
            <text:p text:style-name="Standard"><text:span text:style-name="T12">3. </text:span><text:span text:style-name="T14">I</text:span><text:span text:style-name="T11">'ve surrounded myself with the best people I know, people I could literally trust _with__my life.</text:span></text:p>
          </table:table-cell>
        </table:table-row>
        <table:table-row table:style-name="Таблица2.3">
          <table:table-cell table:style-name="Таблица2.A1" office:value-type="string">
            <text:h text:style-name="P29" text:outline-level="1">4. Why do you lose confidence __in_ your abilities immediately after you begin something?</text:h>
          </table:table-cell>
        </table:table-row>
      </table:table>
      <text:p text:style-name="Standard"><text:span text:style-name="T2">6.1.3 </text:span><text:span text:style-name="T10">Fill in the gaps with the words from the table in the appropriate form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D1" office:value-type="string">
            <text:p text:style-name="P7"/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D1" office:value-type="string">
            <text:p text:style-name="P7"/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><text:span text:style-name="T11">1. The </text:span><text:a xlink:type="simple" xlink:href="https://dictionary.cambridge.org/ru/словарь/английский/razor" text:style-name="Internet_20_link" text:visited-style-name="Visited_20_Internet_20_Link">razor</text:a><text:span text:style-name="T11"> __slips_ <text:s/>while he was </text:span><text:a xlink:type="simple" xlink:href="https://dictionary.cambridge.org/ru/словарь/английский/shaving" text:style-name="Internet_20_link" text:visited-style-name="Visited_20_Internet_20_Link">shaving</text:a><text:span text:style-name="T11"> and he </text:span><text:a xlink:type="simple" xlink:href="https://dictionary.cambridge.org/ru/словарь/английский/cut" text:style-name="Internet_20_link" text:visited-style-name="Visited_20_Internet_20_Link">cut</text:a><text:span text:style-name="T11"> himself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2. I </text:span><text:a xlink:type="simple" xlink:href="https://dictionary.cambridge.org/ru/словарь/английский/find" text:style-name="Internet_20_link" text:visited-style-name="Visited_20_Internet_20_Link">find</text:a><text:span text:style-name="T11"> </text:span><text:a xlink:type="simple" xlink:href="https://dictionary.cambridge.org/ru/словарь/английский/driving" text:style-name="Internet_20_link" text:visited-style-name="Visited_20_Internet_20_Link">driving</text:a><text:span text:style-name="T11"> in the </text:span><text:a xlink:type="simple" xlink:href="https://dictionary.cambridge.org/ru/словарь/английский/fast" text:style-name="Internet_20_link" text:visited-style-name="Visited_20_Internet_20_Link">fast</text:a><text:span text:style-name="T11"> _lane__ very </text:span><text:a xlink:type="simple" xlink:href="https://dictionary.cambridge.org/ru/словарь/английский/stress" text:style-name="Internet_20_link" text:visited-style-name="Visited_20_Internet_20_Link">stressful</text:a><text:span text:style-name="T11">.</text:span></text:p>
          </table:table-cell>
        </table:table-row>
        <table:table-row table:style-name="Таблица4.3">
          <table:table-cell table:style-name="Таблица4.A1" office:value-type="string">
            <text:p text:style-name="Standard"><text:span text:style-name="T11">3. Debbie </text:span><text:a xlink:type="simple" xlink:href="https://dictionary.cambridge.org/ru/словарь/английский/works" text:style-name="Internet_20_link" text:visited-style-name="Visited_20_Internet_20_Link">works</text:a><text:span text:style-name="T11"> for an </text:span><text:a xlink:type="simple" xlink:href="https://dictionary.cambridge.org/ru/словарь/английский/investment" text:style-name="Internet_20_link" text:visited-style-name="Visited_20_Internet_20_Link">investment</text:a><text:span text:style-name="T11"> </text:span><text:a xlink:type="simple" xlink:href="https://dictionary.cambridge.org/ru/словарь/английский/bank" text:style-name="Internet_20_link" text:visited-style-name="Visited_20_Internet_20_Link">bank</text:a><text:span text:style-name="T11"> and is </text:span><text:a xlink:type="simple" xlink:href="https://dictionary.cambridge.org/ru/словарь/английский/presently" text:style-name="Internet_20_link" text:visited-style-name="Visited_20_Internet_20_Link">presently</text:a><text:span text:style-name="T11"> _commute__ between </text:span><text:a xlink:type="simple" xlink:href="https://dictionary.cambridge.org/ru/словарь/английский/paris" text:style-name="Internet_20_link" text:visited-style-name="Visited_20_Internet_20_Link">Paris</text:a><text:span text:style-name="T11"> and Luxemburg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4.  He </text:span><text:a xlink:type="simple" xlink:href="https://dictionary.cambridge.org/ru/словарь/английский/drive" text:style-name="Internet_20_link" text:visited-style-name="Visited_20_Internet_20_Link">drive</text:a><text:span text:style-name="T11">s very </text:span><text:a xlink:type="simple" xlink:href="https://dictionary.cambridge.org/ru/словарь/английский/fast" text:style-name="Internet_20_link" text:visited-style-name="Visited_20_Internet_20_Link">fast</text:a><text:span text:style-name="T11"> and __break__ hard at <text:s/>the last </text:span><text:a xlink:type="simple" xlink:href="https://dictionary.cambridge.org/ru/словарь/английский/minute" text:style-name="Internet_20_link" text:visited-style-name="Visited_20_Internet_20_Link">minute</text:a><text:span text:style-name="T11">.</text:span></text:p>
          </table:table-cell>
        </table:table-row>
        <table:table-row table:style-name="Таблица4.5">
          <table:table-cell table:style-name="Таблица4.A1" office:value-type="string">
            <text:p text:style-name="Standard"><text:span text:style-name="T11">5. Always </text:span><text:a xlink:type="simple" xlink:href="https://dictionary.cambridge.org/ru/словарь/английский/check" text:style-name="Internet_20_link" text:visited-style-name="Visited_20_Internet_20_Link">check</text:a><text:span text:style-name="T11"> your </text:span><text:a xlink:type="simple" xlink:href="https://dictionary.cambridge.org/ru/словарь/английский/view" text:style-name="Internet_20_link" text:visited-style-name="Visited_20_Internet_20_Link">view</text:a><text:span text:style-name="T11"> </text:span><text:a xlink:type="simple" xlink:href="https://dictionary.cambridge.org/ru/словарь/английский/mirror" text:style-name="Internet_20_link" text:visited-style-name="Visited_20_Internet_20_Link">mirror</text:a><text:span text:style-name="T11"> before you _overtake__ another car.</text:span></text:p>
          </table:table-cell>
        </table:table-row>
        <table:table-row table:style-name="Таблица4.6">
          <table:table-cell table:style-name="Таблица4.A1" office:value-type="string">
            <text:p text:style-name="Standard"><text:span text:style-name="T11">6. The </text:span><text:a xlink:type="simple" xlink:href="https://dictionary.cambridge.org/ru/словарь/английский/shopping" text:style-name="Internet_20_link" text:visited-style-name="Visited_20_Internet_20_Link">shopping</text:a><text:span text:style-name="T11"> </text:span><text:a xlink:type="simple" xlink:href="https://dictionary.cambridge.org/ru/словарь/английский/center" text:style-name="Internet_20_link" text:visited-style-name="Visited_20_Internet_20_Link">center</text:a><text:span text:style-name="T11"> is near the _junction___ of the New </text:span><text:a xlink:type="simple" xlink:href="https://dictionary.cambridge.org/ru/словарь/английский/jersey" text:style-name="Internet_20_link" text:visited-style-name="Visited_20_Internet_20_Link">Jersey</text:a><text:span text:style-name="T11"> Turnpike and Garden </text:span><text:a xlink:type="simple" xlink:href="https://dictionary.cambridge.org/ru/словарь/английский/state-department" text:style-name="Internet_20_link" text:visited-style-name="Visited_20_Internet_20_Link">State</text:a><text:span text:style-name="T11"> Parkway.</text:span></text:p>
          </table:table-cell>
        </table:table-row>
        <table:table-row table:style-name="Таблица4.7">
          <table:table-cell table:style-name="Таблица4.A1" office:value-type="string">
            <text:p text:style-name="Standard"><text:span text:style-name="T11">7. Starbucks has </text:span><text:a xlink:type="simple" xlink:href="https://dictionary.cambridge.org/ru/словарь/английский/enter" text:style-name="Internet_20_link" text:visited-style-name="Visited_20_Internet_20_Link">entered</text:a><text:span text:style-name="T11"> </text:span><text:a xlink:type="simple" xlink:href="https://dictionary.cambridge.org/ru/словарь/английский/deal" text:style-name="Internet_20_link" text:visited-style-name="Visited_20_Internet_20_Link">deals</text:a><text:span text:style-name="T11"> that will </text:span><text:a xlink:type="simple" xlink:href="https://dictionary.cambridge.org/ru/словарь/английский/deliver" text:style-name="Internet_20_link" text:visited-style-name="Visited_20_Internet_20_Link">deliver</text:a><text:span text:style-name="T11"> wireless  _broadband__ </text:span><text:a xlink:type="simple" xlink:href="https://dictionary.cambridge.org/ru/словарь/английский/access" text:style-name="Internet_20_link" text:visited-style-name="Visited_20_Internet_20_Link">access</text:a><text:span text:style-name="T11"> in </text:span><text:a xlink:type="simple" xlink:href="https://dictionary.cambridge.org/ru/словарь/английский/its" text:style-name="Internet_20_link" text:visited-style-name="Visited_20_Internet_20_Link">its</text:a><text:span text:style-name="T11"> </text:span><text:a xlink:type="simple" xlink:href="https://dictionary.cambridge.org/ru/словарь/английский/cafe" text:style-name="Internet_20_link" text:visited-style-name="Visited_20_Internet_20_Link">cafes</text:a><text:span text:style-name="T11">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8. His 15 </text:span><text:a xlink:type="simple" xlink:href="https://dictionary.cambridge.org/ru/словарь/английский/store" text:style-name="Internet_20_link" text:visited-style-name="Visited_20_Internet_20_Link">stores</text:a><text:span text:style-name="T11"> </text:span><text:a xlink:type="simple" xlink:href="https://dictionary.cambridge.org/ru/словарь/английский/employ" text:style-name="Internet_20_link" text:visited-style-name="Visited_20_Internet_20_Link">employ</text:a><text:span text:style-name="T11"> 200 </text:span><text:a xlink:type="simple" xlink:href="https://dictionary.cambridge.org/ru/словарь/английский/worker" text:style-name="Internet_20_link" text:visited-style-name="Visited_20_Internet_20_Link">workers</text:a><text:span text:style-name="T11"> at an </text:span><text:a xlink:type="simple" xlink:href="https://dictionary.cambridge.org/ru/словарь/английский/average" text:style-name="Internet_20_link" text:visited-style-name="Visited_20_Internet_20_Link">average</text:a><text:span text:style-name="T11"> wage__ of $7.40 an </text:span><text:a xlink:type="simple" xlink:href="https://dictionary.cambridge.org/ru/словарь/английский/hour" text:style-name="Internet_20_link" text:visited-style-name="Visited_20_Internet_20_Link">hour</text:a><text:span text:style-name="T11">.</text:span></text:p>
          </table:table-cell>
        </table:table-row>
      </table:table>
      <text:p text:style-name="P1"/>
      <text:p text:style-name="P4">6.1.4 Translate the sentences into English using active vocabulary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T7">1. Новые технологии помогут избежать </text:span><text:span text:style-name="T8">дорожных происшествий</text:span><text:span text:style-name="T7"> на </text:span><text:span text:style-name="T8">перекрестках</text:span><text:span text:style-name="T7"> или при </text:span><text:span text:style-name="T8">обгоне</text:span><text:span text:style-name="T7"> на узких </text:span><text:span text:style-name="T8">дорожных полосах</text:span><text:span text:style-name="T7">.</text:span></text:p>
          </table:table-cell>
        </table:table-row>
        <table:table-row table:style-name="Таблица5.2">
          <table:table-cell table:style-name="Таблица5.A1" office:value-type="string">
            <text:p text:style-name="Standard"><text:span text:style-name="T7">2. Для того, чтобы </text:span><text:span text:style-name="T8">припарковаться</text:span><text:span text:style-name="T7">, нужно просто </text:span><text:span text:style-name="T8">нажать на кнопку</text:span><text:span text:style-name="T7">, и автомобиль сделает все сам.</text:span></text:p>
          </table:table-cell>
        </table:table-row>
        <table:table-row table:style-name="Таблица5.3">
          <table:table-cell table:style-name="Таблица5.A1" office:value-type="string">
            <text:p text:style-name="Standard"><text:span text:style-name="T7">3. Даже </text:span><text:span text:style-name="T8">из ежедневных передвижений на работу и обратно</text:span><text:span text:style-name="T7"> можно </text:span><text:span text:style-name="T8">получить выгоду</text:span><text:span text:style-name="T7">. Например, вы можете потратить время (в электричке) на изучение иностранного языка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7">4. Мне нужна такая </text:span><text:span text:style-name="T8">команда</text:span><text:span text:style-name="T7">, каждому члену которой я мог бы </text:span><text:span text:style-name="T8">доверить свою жизнь</text:span><text:span text:style-name="T7">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7">5. Дроны могут </text:span><text:span text:style-name="T8">обслуживать</text:span><text:span text:style-name="T7"> покупателей в магазинах, </text:span><text:span text:style-name="T8">указывая дорогу</text:span><text:span text:style-name="T7"> к нужным товарам (</text:span><text:span text:style-name="T4">stuff</text:span><text:span text:style-name="T7">).</text:span></text:p>
          </table:table-cell>
        </table:table-row>
      </table:table>
      <text:p text:style-name="P3"/>
      <text:p text:style-name="P8">(переведено с помощью переводчика, а то трата времени)</text:p>
      <text:p text:style-name="P3">1. New technology will help avoid traffic accidents at intersections or when overtaking in narrow road lanes.</text:p>
      <text:p text:style-name="P3">2. In order to park, you just need to press a button, and the car will do everything itself.</text:p>
      <text:p text:style-name="P3">3. Even from the daily commute, you can get benefits. For example, you can spend time (in the train) for learning a foreign language. </text:p>
      <text:p text:style-name="P3">4. I need such a team, each member of which I could trust with my life. </text:p>
      <text:list xml:id="list7659046352965323976" text:style-name="L1">
        <text:list-item>
          <text:p text:style-name="P20">Drones can serve customers in stores, pointing the way to the right products (stuff).</text:p>
        </text:list-item>
      </text:list>
      <text:p text:style-name="P3"/>
      <text:p text:style-name="P3"/>
      <text:p text:style-name="P3"/>
      <text:p text:style-name="P3"><text:soft-page-break/>CB:</text:p>
      <text:p text:style-name="P3">ex.1</text:p>
      <text:list xml:id="list3454553394804046706" text:style-name="L2">
        <text:list-item>
          <text:p text:style-name="P21">that</text:p>
        </text:list-item>
        <text:list-item>
          <text:p text:style-name="P21">which</text:p>
        </text:list-item>
        <text:list-item>
          <text:p text:style-name="P21">who</text:p>
        </text:list-item>
        <text:list-item>
          <text:p text:style-name="P21">which</text:p>
        </text:list-item>
        <text:list-item>
          <text:p text:style-name="P21">that</text:p>
        </text:list-item>
        <text:list-item>
          <text:p text:style-name="P21">which</text:p>
        </text:list-item>
        <text:list-item>
          <text:p text:style-name="P21">which</text:p>
        </text:list-item>
        <text:list-item>
          <text:p text:style-name="P21">whose</text:p>
        </text:list-item>
      </text:list>
      <text:p text:style-name="P3">ex.2.</text:p>
      <text:p text:style-name="P3">Defining: 1,2,5</text:p>
      <text:p text:style-name="P3">Non-defining: 3,4,6,7,8</text:p>
      <text:p text:style-name="P3">ex.3</text:p>
      <text:list xml:id="list3100061611102322068" text:style-name="L3">
        <text:list-item>
          <text:p text:style-name="P22">They're building a new factory that will have no humans and only use robots</text:p>
        </text:list-item>
        <text:list-item>
          <text:p text:style-name="P22">What's the name of the scientist who discovered the X-ray?</text:p>
        </text:list-item>
        <text:list-item>
          <text:p text:style-name="P22">You can book an … balloon flight that goes into space</text:p>
        </text:list-item>
        <text:list-item>
          <text:p text:style-name="P22">I've got a new mobile phone that has got a 128GB memory</text:p>
        </text:list-item>
        <text:list-item>
          <text:p text:style-name="P22">I met someone yesterday who knows you</text:p>
        </text:list-item>
        <text:list-item>
          <text:p text:style-name="P22">Is that the girl whose party we went last weekend</text:p>
        </text:list-item>
        <text:list-item>
          <text:p text:style-name="P22">The program that you loaded yesterday isn't working properly</text:p>
        </text:list-item>
      </text:list>
      <text:p text:style-name="P3">ex.4 </text:p>
      <text:p text:style-name="P3">1, 8</text:p>
      <text:p text:style-name="P6">6.2 Controlling the weather</text:p>
      <text:p text:style-name="P4">6.2.1 Find the equivalents of the following words and phrases.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1">CB, ex. 1, p. 58</text:p>
          </table:table-cell>
        </table:table-row>
        <table:table-row table:style-name="Таблица6.1">
          <table:table-cell table:style-name="Таблица6.A1" office:value-type="string">
            <text:p text:style-name="P14">Зерновые<text:span text:style-name="T9"> crop</text:span></text:p>
          </table:table-cell>
        </table:table-row>
        <table:table-row table:style-name="Таблица6.1">
          <table:table-cell table:style-name="Таблица6.A1" office:value-type="string">
            <text:p text:style-name="P14">уменьшение ч-л <text:span text:style-name="T9">de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4">увеличение ч-л <text:span text:style-name="T9">in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4">Засуха <text:span text:style-name="T9">drought</text:span></text:p>
          </table:table-cell>
        </table:table-row>
        <table:table-row table:style-name="Таблица6.1">
          <table:table-cell table:style-name="Таблица6.A1" office:value-type="string">
            <text:p text:style-name="P14">Наводнение <text:span text:style-name="T9">flood</text:span></text:p>
          </table:table-cell>
        </table:table-row>
        <table:table-row table:style-name="Таблица6.1">
          <table:table-cell table:style-name="Таблица6.A1" office:value-type="string">
            <text:p text:style-name="P14">тепловая волна <text:span text:style-name="T9">heatwave</text:span></text:p>
          </table:table-cell>
        </table:table-row>
        <table:table-row table:style-name="Таблица6.1">
          <table:table-cell table:style-name="Таблица6.A1" office:value-type="string">
            <text:p text:style-name="P14">Оползень <text:span text:style-name="T9">landslide</text:span></text:p>
          </table:table-cell>
        </table:table-row>
        <table:table-row table:style-name="Таблица6.1">
          <table:table-cell table:style-name="Таблица6.A1" office:value-type="string">
            <text:p text:style-name="P14">недостаток воды <text:span text:style-name="T9">water shortages</text:span></text:p>
          </table:table-cell>
        </table:table-row>
        <table:table-row table:style-name="Таблица6.1">
          <table:table-cell table:style-name="Таблица6.A1" office:value-type="string">
            <text:p text:style-name="P14">следствие ч-л <text:span text:style-name="T9">consequences of smth</text:span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11">CB, ex. 4 (tracks 6.4 -6.5), p. 59</text:p>
          </table:table-cell>
        </table:table-row>
        <table:table-row table:style-name="Таблица6.1">
          <table:table-cell table:style-name="Таблица6.A1" office:value-type="string">
            <text:p text:style-name="P14">Искусственно <text:span text:style-name="T9">artificially</text:span></text:p>
          </table:table-cell>
        </table:table-row>
        <table:table-row table:style-name="Таблица6.1">
          <table:table-cell table:style-name="Таблица6.A1" office:value-type="string">
            <text:p text:style-name="P14">изучать метод <text:span text:style-name="T9">explore a method</text:span></text:p>
          </table:table-cell>
        </table:table-row>
        <table:table-row table:style-name="Таблица6.1">
          <table:table-cell table:style-name="Таблица6.A1" office:value-type="string">
            <text:p text:style-name="P14">Предотвращать <text:span text:style-name="T9">prevent</text:span></text:p>
          </table:table-cell>
        </table:table-row>
        <table:table-row table:style-name="Таблица6.1">
          <table:table-cell table:style-name="Таблица6.A1" office:value-type="string">
            <text:p text:style-name="P14">химические вещества <text:span text:style-name="T9">chemicals</text:span></text:p>
          </table:table-cell>
        </table:table-row>
        <table:table-row table:style-name="Таблица6.16">
          <table:table-cell table:style-name="Таблица6.A1" office:value-type="string">
            <text:p text:style-name="P14">искусственное образование облаков <text:span text:style-name="T9">cloud seeding</text:span></text:p>
          </table:table-cell>
        </table:table-row>
        <table:table-row table:style-name="Таблица6.1">
          <table:table-cell table:style-name="Таблица6.A1" office:value-type="string">
            <text:p text:style-name="P14">существует опасение <text:span text:style-name="T9">there is some concern</text:span></text:p>
          </table:table-cell>
        </table:table-row>
        <table:table-row table:style-name="Таблица6.1">
          <table:table-cell table:style-name="Таблица6.A1" office:value-type="string">
            <text:p text:style-name="P14">с точки зрения ч-л <text:span text:style-name="T9">in terms of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4">ничто в сравнении с <text:span text:style-name="T9">be nothing compared with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4">Модель <text:span text:style-name="T9">pattern</text:span></text:p>
          </table:table-cell>
        </table:table-row>
      </table:table>
      <text:p text:style-name="P2"/>
      <text:p text:style-name="Standard"><text:span text:style-name="T2">6.2.2 </text:span><text:span text:style-name="T10">Fill in the gaps with a proper preposition/particle where necessary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0"><text:span text:style-name="T11">1. Market mechanisms such as a decrease _in__ gold prices or increase _in__ mercury prices are associated with large costs since they will affect the economic situation</text:span><text:span text:style-name="T5">.</text:span></text:p>
          </table:table-cell>
        </table:table-row>
        <table:table-row table:style-name="Таблица7.2">
          <table:table-cell table:style-name="Таблица7.A1" office:value-type="string">
            <text:p text:style-name="P9">2. He never thinks of consequences _of__ his decisions.</text:p>
          </table:table-cell>
        </table:table-row>
        <table:table-row table:style-name="Таблица7.3">
          <table:table-cell table:style-name="Таблица7.A1" office:value-type="string">
            <text:p text:style-name="P10"><text:span text:style-name="T12">3. </text:span><text:span text:style-name="T11">There's a huge </text:span><text:a xlink:type="simple" xlink:href="https://dictionary.cambridge.org/ru/словарь/английский/public" text:style-name="Internet_20_link" text:visited-style-name="Visited_20_Internet_20_Link">public</text:a><text:span text:style-name="T11"> concern _about__ </text:span><text:a xlink:type="simple" xlink:href="https://dictionary.cambridge.org/ru/словарь/английский/dangerous" text:style-name="Internet_20_link" text:visited-style-name="Visited_20_Internet_20_Link">dangerous</text:a><text:span text:style-name="T11"> </text:span><text:a xlink:type="simple" xlink:href="https://dictionary.cambridge.org/ru/словарь/английский/toxin" text:style-name="Internet_20_link" text:visited-style-name="Visited_20_Internet_20_Link">toxins</text:a><text:span text:style-name="T11"> </text:span><text:a xlink:type="simple" xlink:href="https://dictionary.cambridge.org/ru/словарь/английский/recent" text:style-name="Internet_20_link" text:visited-style-name="Visited_20_Internet_20_Link">recently</text:a><text:span text:style-name="T11"> </text:span><text:a xlink:type="simple" xlink:href="https://dictionary.cambridge.org/ru/словарь/английский/found" text:style-name="Internet_20_link" text:visited-style-name="Visited_20_Internet_20_Link">found</text:a><text:span text:style-name="T11"> in </text:span><text:a xlink:type="simple" xlink:href="https://dictionary.cambridge.org/ru/словарь/английский/food" text:style-name="Internet_20_link" text:visited-style-name="Visited_20_Internet_20_Link">food</text:a><text:span text:style-name="T11">.</text:span></text:p>
          </table:table-cell>
        </table:table-row>
        <table:table-row table:style-name="Таблица7.4">
          <table:table-cell table:style-name="Таблица7.A1" office:value-type="string">
            <text:p text:style-name="P10"><text:span text:style-name="T11">4. We </text:span><text:a xlink:type="simple" xlink:href="https://dictionary.cambridge.org/ru/словарь/английский/try" text:style-name="Internet_20_link" text:visited-style-name="Visited_20_Internet_20_Link">try</text:a><text:span text:style-name="T11"> to do what is </text:span><text:a xlink:type="simple" xlink:href="https://dictionary.cambridge.org/ru/словарь/английский/best" text:style-name="Internet_20_link" text:visited-style-name="Visited_20_Internet_20_Link">best</text:a><text:span text:style-name="T11"> for </text:span><text:a xlink:type="simple" xlink:href="https://dictionary.cambridge.org/ru/словарь/английский/our" text:style-name="Internet_20_link" text:visited-style-name="Visited_20_Internet_20_Link">our</text:a><text:span text:style-name="T11"> </text:span><text:a xlink:type="simple" xlink:href="https://dictionary.cambridge.org/ru/словарь/английский/customer" text:style-name="Internet_20_link" text:visited-style-name="Visited_20_Internet_20_Link">customers</text:a><text:span text:style-name="T11"> in terms _of__ the </text:span><text:a xlink:type="simple" xlink:href="https://dictionary.cambridge.org/ru/словарь/английский/quality" text:style-name="Internet_20_link" text:visited-style-name="Visited_20_Internet_20_Link">quality</text:a><text:span text:style-name="T11"> of </text:span><text:a xlink:type="simple" xlink:href="https://dictionary.cambridge.org/ru/словарь/английский/our" text:style-name="Internet_20_link" text:visited-style-name="Visited_20_Internet_20_Link">our</text:a><text:span text:style-name="T11"> </text:span><text:a xlink:type="simple" xlink:href="https://dictionary.cambridge.org/ru/словарь/английский/product" text:style-name="Internet_20_link" text:visited-style-name="Visited_20_Internet_20_Link">products</text:a><text:span text:style-name="T11">.</text:span></text:p>
            <text:h text:style-name="P29" text:outline-level="1"/>
          </table:table-cell>
        </table:table-row>
        <table:table-row table:style-name="Таблица7.5">
          <table:table-cell table:style-name="Таблица7.A1" office:value-type="string">
            <text:p text:style-name="P15">5. Our problems are nothing compared _with__ what they've endured.</text:p>
            <text:p text:style-name="P15"/>
          </table:table-cell>
        </table:table-row>
      </table:table>
      <text:p text:style-name="P1"/>
      <text:p text:style-name="Standard"><text:span text:style-name="T1">6.2.3 </text:span><text:span text:style-name="T13">Fill in the gaps with the words from the table in the appropriate form.</text:span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7"/>
          </table:table-cell>
          <table:table-cell table:style-name="Таблица8.A1" office:value-type="string">
            <text:p text:style-name="P7"/>
          </table:table-cell>
          <table:table-cell table:style-name="Таблица8.A1" office:value-type="string">
            <text:p text:style-name="P7"/>
          </table:table-cell>
          <table:table-cell table:style-name="Таблица8.D1" office:value-type="string">
            <text:p text:style-name="P7"/>
          </table:table-cell>
        </table:table-row>
        <table:table-row table:style-name="Таблица8.2">
          <table:table-cell table:style-name="Таблица8.A1" office:value-type="string">
            <text:p text:style-name="P7"/>
          </table:table-cell>
          <table:table-cell table:style-name="Таблица8.A1" office:value-type="string">
            <text:p text:style-name="P7"/>
          </table:table-cell>
          <table:table-cell table:style-name="Таблица8.A1" office:value-type="string">
            <text:p text:style-name="P7"/>
          </table:table-cell>
          <table:table-cell table:style-name="Таблица8.D1" office:value-type="string">
            <text:p text:style-name="P7"/>
          </table:table-cell>
        </table:table-row>
      </table:table>
      <text:p text:style-name="P1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0"><text:span text:style-name="T11">1. After the __flood__ it took </text:span><text:a xlink:type="simple" xlink:href="https://dictionary.cambridge.org/ru/словарь/английский/week" text:style-name="Internet_20_link" text:visited-style-name="Visited_20_Internet_20_Link">weeks</text:a><text:span text:style-name="T11"> for the </text:span><text:a xlink:type="simple" xlink:href="https://dictionary.cambridge.org/ru/словарь/английский/water" text:style-name="Internet_20_link" text:visited-style-name="Visited_20_Internet_20_Link">water</text:a><text:span text:style-name="T11"> </text:span><text:a xlink:type="simple" xlink:href="https://dictionary.cambridge.org/ru/словарь/английский/level" text:style-name="Internet_20_link" text:visited-style-name="Visited_20_Internet_20_Link">level</text:a><text:span text:style-name="T11"> to go down.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1">2. For _cloud seedeing__ <text:s/>to be </text:span><text:a xlink:type="simple" xlink:href="https://dictionary.cambridge.org/ru/словарь/английский/successful" text:style-name="Internet_20_link" text:visited-style-name="Visited_20_Internet_20_Link">successful</text:a><text:span text:style-name="T11">, </text:span><text:a xlink:type="simple" xlink:href="https://dictionary.cambridge.org/ru/словарь/английский/cloud" text:style-name="Internet_20_link" text:visited-style-name="Visited_20_Internet_20_Link">clouds</text:a><text:span text:style-name="T11"> must </text:span><text:a xlink:type="simple" xlink:href="https://dictionary.cambridge.org/ru/словарь/английский/contain" text:style-name="Internet_20_link" text:visited-style-name="Visited_20_Internet_20_Link">contain</text:a><text:span text:style-name="T11"> supercooled </text:span><text:a xlink:type="simple" xlink:href="https://dictionary.cambridge.org/ru/словарь/английский/water" text:style-name="Internet_20_link" text:visited-style-name="Visited_20_Internet_20_Link">water</text:a><text:span text:style-name="T11"> - </text:span><text:a xlink:type="simple" xlink:href="https://dictionary.cambridge.org/ru/словарь/английский/water" text:style-name="Internet_20_link" text:visited-style-name="Visited_20_Internet_20_Link">water</text:a><text:span text:style-name="T11"> that has </text:span><text:a xlink:type="simple" xlink:href="https://dictionary.cambridge.org/ru/словарь/английский/remain" text:style-name="Internet_20_link" text:visited-style-name="Visited_20_Internet_20_Link">remained</text:a><text:span text:style-name="T11"> </text:span><text:a xlink:type="simple" xlink:href="https://dictionary.cambridge.org/ru/словарь/английский/liquid" text:style-name="Internet_20_link" text:visited-style-name="Visited_20_Internet_20_Link">liquid</text:a><text:span text:style-name="T11"> at below-freezing </text:span><text:a xlink:type="simple" xlink:href="https://dictionary.cambridge.org/ru/словарь/английский/temperature" text:style-name="Internet_20_link" text:visited-style-name="Visited_20_Internet_20_Link">temperatures</text:a><text:span text:style-name="T11">.</text:span></text:p>
          </table:table-cell>
        </table:table-row>
        <table:table-row table:style-name="Таблица9.3">
          <table:table-cell table:style-name="Таблица9.A1" office:value-type="string">
            <text:p text:style-name="P10"><text:span text:style-name="T11">3. Many behavioural  __patterns__ <text:s/>have been </text:span><text:a xlink:type="simple" xlink:href="https://dictionary.cambridge.org/ru/словарь/английский/identify" text:style-name="Internet_20_link" text:visited-style-name="Visited_20_Internet_20_Link">identified</text:a><text:span text:style-name="T11"> in the </text:span><text:a xlink:type="simple" xlink:href="https://dictionary.cambridge.org/ru/словарь/английский/chimpanzee" text:style-name="Internet_20_link" text:visited-style-name="Visited_20_Internet_20_Link">chimp</text:a><text:span text:style-name="T11"> </text:span><text:a xlink:type="simple" xlink:href="https://dictionary.cambridge.org/ru/словарь/английский/colony" text:style-name="Internet_20_link" text:visited-style-name="Visited_20_Internet_20_Link">colony</text:a><text:span text:style-name="T11">.</text:span></text:p>
          </table:table-cell>
        </table:table-row>
        <table:table-row table:style-name="Таблица9.4">
          <table:table-cell table:style-name="Таблица9.A1" office:value-type="string">
            <text:p text:style-name="P15">4.  The __heatwave__, which affected us severely this summer, is a reminder of how serious the problem of greenhouse gas emissions is.</text:p>
          </table:table-cell>
        </table:table-row>
        <table:table-row table:style-name="Таблица9.5">
          <table:table-cell table:style-name="Таблица9.A1" office:value-type="string">
            <text:p text:style-name="P10"><text:span text:style-name="T11">5. This </text:span><text:a xlink:type="simple" xlink:href="https://dictionary.cambridge.org/ru/словарь/английский/year" text:style-name="Internet_20_link" text:visited-style-name="Visited_20_Internet_20_Link">year</text:a><text:span text:style-name="T11">) </text:span><text:a xlink:type="simple" xlink:href="https://dictionary.cambridge.org/ru/словарь/английский/severe" text:style-name="Internet_20_link" text:visited-style-name="Visited_20_Internet_20_Link">severe</text:a><text:span text:style-name="T11"> _droughts__ <text:s/>has </text:span><text:a xlink:type="simple" xlink:href="https://dictionary.cambridge.org/ru/словарь/английский/ruined" text:style-name="Internet_20_link" text:visited-style-name="Visited_20_Internet_20_Link">ruined</text:a><text:span text:style-name="T11"> the </text:span><text:a xlink:type="simple" xlink:href="https://dictionary.cambridge.org/ru/словарь/английский/crop" text:style-name="Internet_20_link" text:visited-style-name="Visited_20_Internet_20_Link">crops</text:a><text:span text:style-name="T11">.</text:span></text:p>
          </table:table-cell>
        </table:table-row>
        <table:table-row table:style-name="Таблица9.6">
          <table:table-cell table:style-name="Таблица9.A1" office:value-type="string">
            <text:p text:style-name="P10"><text:span text:style-name="T11">6. The </text:span><text:a xlink:type="simple" xlink:href="https://dictionary.cambridge.org/ru/словарь/английский/long" text:style-name="Internet_20_link" text:visited-style-name="Visited_20_Internet_20_Link">long</text:a><text:span text:style-name="T11"> </text:span><text:a xlink:type="simple" xlink:href="https://dictionary.cambridge.org/ru/словарь/английский/hot" text:style-name="Internet_20_link" text:visited-style-name="Visited_20_Internet_20_Link">hot</text:a><text:span text:style-name="T11"> </text:span><text:a xlink:type="simple" xlink:href="https://dictionary.cambridge.org/ru/словарь/английский/summer" text:style-name="Internet_20_link" text:visited-style-name="Visited_20_Internet_20_Link">summer</text:a><text:span text:style-name="T11"> has </text:span><text:a xlink:type="simple" xlink:href="https://dictionary.cambridge.org/ru/словарь/английский/led" text:style-name="Internet_20_link" text:visited-style-name="Visited_20_Internet_20_Link">led</text:a><text:span text:style-name="T11"> to </text:span><text:a xlink:type="simple" xlink:href="https://dictionary.cambridge.org/ru/словарь/английский/serious" text:style-name="Internet_20_link" text:visited-style-name="Visited_20_Internet_20_Link">serious</text:a><text:span text:style-name="T11"> _water shortages__.</text:span></text:p>
          </table:table-cell>
        </table:table-row>
        <table:table-row table:style-name="Таблица9.7">
          <table:table-cell table:style-name="Таблица9.A1" office:value-type="string">
            <text:p text:style-name="P10"><text:span text:style-name="T11">7. Those </text:span><text:a xlink:type="simple" xlink:href="https://dictionary.cambridge.org/ru/словарь/английский/orange" text:style-name="Internet_20_link" text:visited-style-name="Visited_20_Internet_20_Link">oranges</text:a><text:span text:style-name="T11"> have been _artificially__ </text:span><text:a xlink:type="simple" xlink:href="https://dictionary.cambridge.org/ru/словарь/английский/colored" text:style-name="Internet_20_link" text:visited-style-name="Visited_20_Internet_20_Link">colored</text:a><text:span text:style-name="T11">.</text:span></text:p>
          </table:table-cell>
        </table:table-row>
        <table:table-row table:style-name="Таблица9.1">
          <table:table-cell table:style-name="Таблица9.A1" office:value-type="string">
            <text:p text:style-name="Standard"><text:span text:style-name="T11">8. A </text:span><text:a xlink:type="simple" xlink:href="https://dictionary.cambridge.org/ru/словарь/английский/block" text:style-name="Internet_20_link" text:visited-style-name="Visited_20_Internet_20_Link">block</text:a><text:span text:style-name="T11"> in the </text:span><text:a xlink:type="simple" xlink:href="https://dictionary.cambridge.org/ru/словарь/английский/pipe" text:style-name="Internet_20_link" text:visited-style-name="Visited_20_Internet_20_Link">pipe</text:a><text:span text:style-name="T11"> was _prevented__ the </text:span><text:a xlink:type="simple" xlink:href="https://dictionary.cambridge.org/ru/словарь/английский/water" text:style-name="Internet_20_link" text:visited-style-name="Visited_20_Internet_20_Link">water</text:a><text:span text:style-name="T11"> from coming through.</text:span></text:p>
          </table:table-cell>
        </table:table-row>
      </table:table>
      <text:p text:style-name="P4">6.2.4 Translate the sentences into English using active vocabulary: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Standard"><text:span text:style-name="T7">1. <text:s/>Многие ученые считают, что </text:span><text:span text:style-name="T8">засухи</text:span><text:span text:style-name="T7">, </text:span><text:span text:style-name="T8">наводнения</text:span><text:span text:style-name="T7"> и другие природные бедствия являются </text:span><text:span text:style-name="T8">следствием</text:span><text:span text:style-name="T7"> человеческой деятельности.</text:span></text:p>
          </table:table-cell>
        </table:table-row>
        <text:soft-page-break/>
        <table:table-row table:style-name="Таблица10.2">
          <table:table-cell table:style-name="Таблица10.A1" office:value-type="string">
            <text:p text:style-name="Standard"><text:span text:style-name="T7">2. </text:span><text:span text:style-name="T8">Создание облаков</text:span><text:span text:style-name="T7"> – это попытка </text:span><text:span text:style-name="T8">искусственно </text:span><text:span text:style-name="T7">контролировать погодные условия. С помощью этого метода можно добиться </text:span><text:span text:style-name="T8">увеличения урожая (зерновых) в</text:span><text:span text:style-name="T7"> засушливых регионах. </text:span></text:p>
          </table:table-cell>
        </table:table-row>
        <table:table-row table:style-name="Таблица10.3">
          <table:table-cell table:style-name="Таблица10.A1" office:value-type="string">
            <text:p text:style-name="Standard"><text:span text:style-name="T7">3. </text:span><text:span text:style-name="T8">Существуют некоторые опасения</text:span><text:span text:style-name="T7"> по поводу распыления </text:span><text:span text:style-name="T8">химических веществ</text:span><text:span text:style-name="T7"> в атмосферу.</text:span></text:p>
          </table:table-cell>
        </table:table-row>
        <table:table-row table:style-name="Таблица10.1">
          <table:table-cell table:style-name="Таблица10.A1" office:value-type="string">
            <text:p text:style-name="Standard"><text:span text:style-name="T7">4. Мы должны тщательно (</text:span><text:span text:style-name="T4">thoroughly</text:span><text:span text:style-name="T7">) </text:span><text:span text:style-name="T8">изучить методы</text:span><text:span text:style-name="T7"> искусственного <text:s/>изменения погоды, чтобы </text:span><text:span text:style-name="T8">предотвратить</text:span><text:span text:style-name="T7"> необратимые (</text:span><text:span text:style-name="T4">irreversible</text:span><text:span text:style-name="T7">) </text:span><text:span text:style-name="T8">последствия</text:span><text:span text:style-name="T7">. </text:span></text:p>
          </table:table-cell>
        </table:table-row>
      </table:table>
      <text:p text:style-name="P6">1. <text:s/>Many scientists believe that droughts, floods, and other natural disasters are the result of human activity.</text:p>
      <text:p text:style-name="P6">2. Creating clouds is an attempt to artificially control weather conditions. This method can be used to increase yields (crops) in arid regions. </text:p>
      <text:p text:style-name="P6">3. There are some concerns about spraying chemicals into the atmosphere.</text:p>
      <text:list xml:id="list7164528889596041953" text:style-name="L4">
        <text:list-item>
          <text:p text:style-name="P24">We must thoroughly study the methods of artificial weather modification in order to prevent irreversible effects.</text:p>
        </text:list-item>
        <text:list-item>
          <text:p text:style-name="P24"/>
        </text:list-item>
      </text:list>
      <text:p text:style-name="P6"/>
      <text:p text:style-name="P25">ex. 1</text:p>
      <text:list xml:id="list2301312952998389023" text:style-name="L5">
        <text:list-item>
          <text:p text:style-name="P26">has been raining</text:p>
        </text:list-item>
        <text:list-item>
          <text:p text:style-name="P26">finished</text:p>
        </text:list-item>
        <text:list-item>
          <text:p text:style-name="P26">seen</text:p>
        </text:list-item>
        <text:list-item>
          <text:p text:style-name="P26">have been trying</text:p>
        </text:list-item>
        <text:list-item>
          <text:p text:style-name="P26">found</text:p>
        </text:list-item>
        <text:list-item>
          <text:p text:style-name="P26">been waiting</text:p>
        </text:list-item>
        <text:list-item>
          <text:p text:style-name="P26">been trying</text:p>
        </text:list-item>
        <text:list-item>
          <text:p text:style-name="P26">snowed</text:p>
        </text:list-item>
      </text:list>
      <text:p text:style-name="P25">ex. 2</text:p>
      <text:list xml:id="list7318987717914465602" text:style-name="L6">
        <text:list-item>
          <text:p text:style-name="P27">has been increasing, has increased</text:p>
        </text:list-item>
        <text:list-item>
          <text:p text:style-name="P27">has snowed, has been snowing</text:p>
        </text:list-item>
        <text:list-item>
          <text:p text:style-name="P27">have been investigating, have investigated</text:p>
        </text:list-item>
        <text:list-item>
          <text:p text:style-name="P27">has been fixing, has fixed</text:p>
        </text:list-item>
        <text:list-item>
          <text:p text:style-name="P27">haven't spoken, have been speaking</text:p>
        </text:list-item>
      </text:list>
      <text:p text:style-name="P25"><text:soft-page-break/>ex.3 </text:p>
      <text:list xml:id="list7579816952429526626" text:style-name="L7">
        <text:list-item>
          <text:p text:style-name="P28">have been studying</text:p>
        </text:list-item>
        <text:list-item>
          <text:p text:style-name="P28">have become</text:p>
        </text:list-item>
        <text:list-item>
          <text:p text:style-name="P28">has become</text:p>
        </text:list-item>
        <text:list-item>
          <text:p text:style-name="P28">has been decreasing</text:p>
        </text:list-item>
        <text:list-item>
          <text:p text:style-name="P28">has lost</text:p>
        </text:list-item>
        <text:list-item>
          <text:p text:style-name="P28">has depended</text:p>
        </text:list-item>
        <text:list-item>
          <text:p text:style-name="P28">have caused</text:p>
        </text:list-item>
        <text:list-item>
          <text:p text:style-name="P28">have been</text:p>
        </text:list-item>
        <text:list-item>
          <text:p text:style-name="P28">has been dosappearing</text:p>
        </text:list-item>
      </text:list>
      <text:p text:style-name="P6">6.3 Vocabulary and skills development</text:p>
      <text:p text:style-name="P4">6.3.1 Find the equivalents of the following words and phrases.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1">CB, ex. 1, p. 60</text:p>
          </table:table-cell>
        </table:table-row>
        <table:table-row table:style-name="Таблица11.1">
          <table:table-cell table:style-name="Таблица11.A1" office:value-type="string">
            <text:p text:style-name="P14">заменяемый</text:p>
          </table:table-cell>
        </table:table-row>
        <table:table-row table:style-name="Таблица11.1">
          <table:table-cell table:style-name="Таблица11.A1" office:value-type="string">
            <text:p text:style-name="P14">центральное отопление</text:p>
          </table:table-cell>
        </table:table-row>
        <table:table-row table:style-name="Таблица11.1">
          <table:table-cell table:style-name="Таблица11.A1" office:value-type="string">
            <text:p text:style-name="P11">CB, ex. 2 (tracks 6.7 – 6.8), p. 60</text:p>
          </table:table-cell>
        </table:table-row>
        <table:table-row table:style-name="Таблица11.1">
          <table:table-cell table:style-name="Таблица11.A1" office:value-type="string">
            <text:p text:style-name="P14">уехать откуда-то</text:p>
          </table:table-cell>
        </table:table-row>
        <table:table-row table:style-name="Таблица11.1">
          <table:table-cell table:style-name="Таблица11.A1" office:value-type="string">
            <text:p text:style-name="P11">CB, ex. 4, p. 61</text:p>
          </table:table-cell>
        </table:table-row>
        <table:table-row table:style-name="Таблица11.1">
          <table:table-cell table:style-name="Таблица11.A1" office:value-type="string">
            <text:p text:style-name="P14">макияж</text:p>
          </table:table-cell>
        </table:table-row>
        <table:table-row table:style-name="Таблица11.1">
          <table:table-cell table:style-name="Таблица11.A1" office:value-type="string">
            <text:p text:style-name="P14">вернуться к проблеме</text:p>
          </table:table-cell>
        </table:table-row>
        <table:table-row table:style-name="Таблица11.1">
          <table:table-cell table:style-name="Таблица11.A1" office:value-type="string">
            <text:p text:style-name="P11">CB, ex. 5 (track 6.10), p. 60</text:p>
          </table:table-cell>
        </table:table-row>
        <table:table-row table:style-name="Таблица11.1">
          <table:table-cell table:style-name="Таблица11.A1" office:value-type="string">
            <text:p text:style-name="P14">нервничать из-за ч-л</text:p>
          </table:table-cell>
        </table:table-row>
        <table:table-row table:style-name="Таблица11.1">
          <table:table-cell table:style-name="Таблица11.A1" office:value-type="string">
            <text:p text:style-name="P14">сесть на поезд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появиться, оказаться в к-л месте </text:span><text:span text:style-name="T6">(фр.гл.)</text:span></text:p>
          </table:table-cell>
        </table:table-row>
        <table:table-row table:style-name="Таблица11.1">
          <table:table-cell table:style-name="Таблица11.A1" office:value-type="string">
            <text:p text:style-name="P14">чувствовать себя уверенно</text:p>
          </table:table-cell>
        </table:table-row>
        <table:table-row table:style-name="Таблица11.1">
          <table:table-cell table:style-name="Таблица11.A1" office:value-type="string">
            <text:p text:style-name="P14">чувствовать себя немного подавленным</text:p>
          </table:table-cell>
        </table:table-row>
        <table:table-row table:style-name="Таблица11.1">
          <table:table-cell table:style-name="Таблица11.A1" office:value-type="string">
            <text:p text:style-name="P14">напоминать кому-л кого-л/ч-л</text:p>
          </table:table-cell>
        </table:table-row>
        <table:table-row table:style-name="Таблица11.1">
          <table:table-cell table:style-name="Таблица11.A1" office:value-type="string">
            <text:p text:style-name="P11">CB, ex. 8, p. 61</text:p>
          </table:table-cell>
        </table:table-row>
        <table:table-row table:style-name="Таблица11.1">
          <table:table-cell table:style-name="Таблица11.A1" office:value-type="string">
            <text:p text:style-name="P14">имущество, пожитки</text:p>
          </table:table-cell>
        </table:table-row>
        <table:table-row table:style-name="Таблица11.18">
          <table:table-cell table:style-name="Таблица11.A1" office:value-type="string">
            <text:p text:style-name="P14">быть устаревшим</text:p>
          </table:table-cell>
        </table:table-row>
        <table:table-row table:style-name="Таблица11.1">
          <table:table-cell table:style-name="Таблица11.A1" office:value-type="string">
            <text:p text:style-name="P14">модный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испортиться </text:span><text:span text:style-name="T6">(фр.гл.)</text:span></text:p>
          </table:table-cell>
        </table:table-row>
      </table:table>
      <text:p text:style-name="P2"/>
      <text:p text:style-name="Standard"><text:span text:style-name="T1">6.3.2 </text:span><text:span text:style-name="T13">Fill in the gaps with a proper preposition/particle where necessary: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0"><text:span text:style-name="T11">1. </text:span><text:span text:style-name="T14">I’</text:span><text:span text:style-name="T11">m so exhausted. I think I must get ___ ____the city for a couple od days.</text:span></text:p>
          </table:table-cell>
        </table:table-row>
        <table:table-row table:style-name="Таблица12.2">
          <table:table-cell table:style-name="Таблица12.A1" office:value-type="string">
            <text:p text:style-name="P9">2. Do you get nervous ___ your phone if you absentmindendly leave it at home?</text:p>
          </table:table-cell>
        </table:table-row>
        <table:table-row table:style-name="Таблица12.3">
          <table:table-cell table:style-name="Таблица12.A1" office:value-type="string">
            <text:p text:style-name="P10"><text:span text:style-name="T12">3. </text:span><text:span text:style-name="T11">We don't have much time, so let's get ____ ___ the point!</text:span></text:p>
          </table:table-cell>
        </table:table-row>
        <table:table-row table:style-name="Таблица12.4">
          <table:table-cell table:style-name="Таблица12.A1" office:value-type="string">
            <text:p text:style-name="P15">4. You need to buy a new laptop, yours is quite ____ ____ date.</text:p>
            <text:h text:style-name="P29" text:outline-level="1"/>
          </table:table-cell>
        </table:table-row>
        <text:soft-page-break/>
        <table:table-row table:style-name="Таблица12.5">
          <table:table-cell table:style-name="Таблица12.A1" office:value-type="string">
            <text:p text:style-name="P15">5. Sometimes it's clear food is __ - but not always. Food can look, smell and taste just fine but still contain enough food poisoning bacteria to make you very sick.</text:p>
            <text:p text:style-name="P15"/>
          </table:table-cell>
        </table:table-row>
      </table:table>
      <text:p text:style-name="Standard"><text:span text:style-name="T2">6.3.3 </text:span><text:span text:style-name="T10">Fill in the gaps with the words from the table in the appropriate form.</text:span>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row table:style-name="Таблица13.1">
          <table:table-cell table:style-name="Таблица13.A1" office:value-type="string">
            <text:p text:style-name="P7">possession</text:p>
          </table:table-cell>
          <table:table-cell table:style-name="Таблица13.A1" office:value-type="string">
            <text:p text:style-name="P7">be off</text:p>
          </table:table-cell>
          <table:table-cell table:style-name="Таблица13.A1" office:value-type="string">
            <text:p text:style-name="P7">turn up</text:p>
          </table:table-cell>
          <table:table-cell table:style-name="Таблица13.D1" office:value-type="string">
            <text:p text:style-name="P7">remind of</text:p>
          </table:table-cell>
        </table:table-row>
        <table:table-row table:style-name="Таблица13.2">
          <table:table-cell table:style-name="Таблица13.A1" office:value-type="string">
            <text:p text:style-name="P7">feel confident</text:p>
          </table:table-cell>
          <table:table-cell table:style-name="Таблица13.A1" office:value-type="string">
            <text:p text:style-name="P7">replaceble</text:p>
          </table:table-cell>
          <table:table-cell table:style-name="Таблица13.A1" office:value-type="string">
            <text:p text:style-name="P7">central heating</text:p>
          </table:table-cell>
          <table:table-cell table:style-name="Таблица13.D1" office:value-type="string">
            <text:p text:style-name="P7">feel <text:s/>down</text:p>
          </table:table-cell>
        </table:table-row>
      </table:table>
      <text:p text:style-name="P1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5">1. When she ___ she used to play the piano singing a sad song.</text:p>
          </table:table-cell>
        </table:table-row>
        <table:table-row table:style-name="Таблица14.2">
          <table:table-cell table:style-name="Таблица14.A1" office:value-type="string">
            <text:p text:style-name="P18">2. Do you _____ while <text:s/>making a speech in public?</text:p>
          </table:table-cell>
        </table:table-row>
        <table:table-row table:style-name="Таблица14.3">
          <table:table-cell table:style-name="Таблица14.A1" office:value-type="string">
            <text:p text:style-name="P10"><text:span text:style-name="T11">3. Please </text:span><text:a xlink:type="simple" xlink:href="https://dictionary.cambridge.org/ru/словарь/английский/remember" text:style-name="Internet_20_link" text:visited-style-name="Visited_20_Internet_20_Link">remember</text:a><text:span text:style-name="T11"> to take all </text:span><text:a xlink:type="simple" xlink:href="https://dictionary.cambridge.org/ru/словарь/английский/your" text:style-name="Internet_20_link" text:visited-style-name="Visited_20_Internet_20_Link">your</text:a><text:span text:style-name="T11"> </text:span><text:a xlink:type="simple" xlink:href="https://dictionary.cambridge.org/ru/словарь/английский/personal" text:style-name="Internet_20_link" text:visited-style-name="Visited_20_Internet_20_Link">personal</text:a><text:span text:style-name="T11"> ___ with you when you </text:span><text:a xlink:type="simple" xlink:href="https://dictionary.cambridge.org/ru/словарь/английский/leave" text:style-name="Internet_20_link" text:visited-style-name="Visited_20_Internet_20_Link">leave</text:a><text:span text:style-name="T11"> the </text:span><text:a xlink:type="simple" xlink:href="https://dictionary.cambridge.org/ru/словарь/английский/aircraft" text:style-name="Internet_20_link" text:visited-style-name="Visited_20_Internet_20_Link">aircraft</text:a><text:span text:style-name="T11">.</text:span></text:p>
          </table:table-cell>
        </table:table-row>
        <table:table-row table:style-name="Таблица14.4">
          <table:table-cell table:style-name="Таблица14.A1" office:value-type="string">
            <text:p text:style-name="P10"><text:span text:style-name="T11">4.  The </text:span><text:a xlink:type="simple" xlink:href="https://dictionary.cambridge.org/ru/словарь/английский/missing" text:style-name="Internet_20_link" text:visited-style-name="Visited_20_Internet_20_Link">missing</text:a><text:span text:style-name="T11"> </text:span><text:a xlink:type="simple" xlink:href="https://dictionary.cambridge.org/ru/словарь/английский/letter" text:style-name="Internet_20_link" text:visited-style-name="Visited_20_Internet_20_Link">letter</text:a><text:span text:style-name="T11"> </text:span><text:a xlink:type="simple" xlink:href="https://dictionary.cambridge.org/ru/словарь/английский/eventually" text:style-name="Internet_20_link" text:visited-style-name="Visited_20_Internet_20_Link">eventually</text:a><text:span text:style-name="T11"> ____ <text:s/>inside a </text:span><text:a xlink:type="simple" xlink:href="https://dictionary.cambridge.org/ru/словарь/английский/book" text:style-name="Internet_20_link" text:visited-style-name="Visited_20_Internet_20_Link">book</text:a><text:span text:style-name="T11">.</text:span></text:p>
          </table:table-cell>
        </table:table-row>
        <table:table-row table:style-name="Таблица14.1">
          <table:table-cell table:style-name="Таблица14.A1" office:value-type="string">
            <text:p text:style-name="P15">5. I never wear grey because it ____ my old school uniform.</text:p>
          </table:table-cell>
        </table:table-row>
        <table:table-row table:style-name="Таблица14.6">
          <table:table-cell table:style-name="Таблица14.A1" office:value-type="string">
            <text:p text:style-name="P10"><text:span text:style-name="T11">6. Don't </text:span><text:a xlink:type="simple" xlink:href="https://dictionary.cambridge.org/ru/словарь/английский/worry" text:style-name="Internet_20_link" text:visited-style-name="Visited_20_Internet_20_Link">worry</text:a><text:span text:style-name="T11"> - all that </text:span><text:a xlink:type="simple" xlink:href="https://dictionary.cambridge.org/ru/словарь/английский/stolen" text:style-name="Internet_20_link" text:visited-style-name="Visited_20_Internet_20_Link">stolen</text:a><text:span text:style-name="T11"> </text:span><text:a xlink:type="simple" xlink:href="https://dictionary.cambridge.org/ru/словарь/английский/stuff" text:style-name="Internet_20_link" text:visited-style-name="Visited_20_Internet_20_Link">stuff</text:a><text:span text:style-name="T11"> is___.</text:span></text:p>
            <text:p text:style-name="P15"/>
          </table:table-cell>
        </table:table-row>
        <table:table-row table:style-name="Таблица14.7">
          <table:table-cell table:style-name="Таблица14.A1" office:value-type="string">
            <text:p text:style-name="P15">7. How can one understand this bar of chocolate __ ___? Has it gone white?</text:p>
            <text:p text:style-name="P13"/>
          </table:table-cell>
        </table:table-row>
        <table:table-row table:style-name="Таблица14.8">
          <table:table-cell table:style-name="Таблица14.A1" office:value-type="string">
            <text:p text:style-name="P15">8. A little heat from the sun or a cool light wind is more pleasant than ___ or air conditioning.</text:p>
          </table:table-cell>
        </table:table-row>
      </table:table>
      <text:p text:style-name="P1"/>
      <text:p text:style-name="P4">6.3.4 Translate the sentences into English using active vocabulary: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Standard"><text:span text:style-name="T7">1. <text:s/>Тебе когда-нибудь хотелось просто </text:span><text:span text:style-name="T8">сесть на поезд </text:span><text:span text:style-name="T7">и </text:span><text:span text:style-name="T8">уехать куда-то далеко</text:span><text:span text:style-name="T7"> из этого города? </text:span></text:p>
          </table:table-cell>
        </table:table-row>
        <table:table-row table:style-name="Таблица15.2">
          <table:table-cell table:style-name="Таблица15.A1" office:value-type="string">
            <text:p text:style-name="Standard"><text:span text:style-name="T7">2. Мы </text:span><text:span text:style-name="T8">чувствовали себя слегка подавленными</text:span><text:span text:style-name="T7"> из-за того, что все наши </text:span><text:span text:style-name="T8">пожитки</text:span><text:span text:style-name="T7"> были утеряны транспортной компанией. </text:span></text:p>
          </table:table-cell>
        </table:table-row>
        <table:table-row table:style-name="Таблица15.3">
          <table:table-cell table:style-name="Таблица15.A1" office:value-type="string">
            <text:p text:style-name="Standard"><text:span text:style-name="T7">3. Я бы хотел, чтобы мы </text:span><text:span text:style-name="T8">вернулись к</text:span><text:span text:style-name="T7"> нашей проблеме и обсудили </text:span><text:span text:style-name="T8">устаревшее</text:span><text:span text:style-name="T7"> оборудование в наших лабораториях.</text:span></text:p>
          </table:table-cell>
        </table:table-row>
        <table:table-row table:style-name="Таблица15.4">
          <table:table-cell table:style-name="Таблица15.A1" office:value-type="string">
            <text:p text:style-name="Standard"><text:span text:style-name="T7">4. Извините, не могли бы вы </text:span><text:span text:style-name="T8">напомнить</text:span><text:span text:style-name="T7"> мистеру Соло обо мне? Я жду уже час и начинаю </text:span><text:span text:style-name="T8">нервничать по поводу</text:span><text:span text:style-name="T7"> моей следующей встречи в другом офисе. </text:span></text:p>
          </table:table-cell>
        </table:table-row>
      </table:table>
      <text:p text:style-name="P2"/>
      <text:p text:style-name="P6">6.4 Speaking and writing</text:p>
      <text:p text:style-name="P4">6.4.1 Find the equivalents of the following words and phrases.</text:p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11">CB, ex. 2, p. 62</text:p>
          </table:table-cell>
        </table:table-row>
        <table:table-row table:style-name="Таблица16.1">
          <table:table-cell table:style-name="Таблица16.A1" office:value-type="string">
            <text:p text:style-name="P14">получатель, адресат</text:p>
          </table:table-cell>
        </table:table-row>
        <table:table-row table:style-name="Таблица16.1">
          <table:table-cell table:style-name="Таблица16.A1" office:value-type="string">
            <text:p text:style-name="P14">мгновенно</text:p>
          </table:table-cell>
        </table:table-row>
        <table:table-row table:style-name="Таблица16.1">
          <table:table-cell table:style-name="Таблица16.A1" office:value-type="string">
            <text:p text:style-name="P14">фамилия</text:p>
          </table:table-cell>
        </table:table-row>
        <table:table-row table:style-name="Таблица16.1">
          <table:table-cell table:style-name="Таблица16.A1" office:value-type="string">
            <text:p text:style-name="P14">быть на равных, в равном статусе</text:p>
          </table:table-cell>
        </table:table-row>
        <table:table-row table:style-name="Таблица16.1">
          <table:table-cell table:style-name="Таблица16.A1" office:value-type="string">
            <text:p text:style-name="P14">имя</text:p>
          </table:table-cell>
        </table:table-row>
        <table:table-row table:style-name="Таблица16.1">
          <table:table-cell table:style-name="Таблица16.A1" office:value-type="string">
            <text:p text:style-name="P14">подписываться</text:p>
          </table:table-cell>
        </table:table-row>
        <table:table-row table:style-name="Таблица16.1">
          <table:table-cell table:style-name="Таблица16.A1" office:value-type="string">
            <text:p text:style-name="P14">искренне</text:p>
          </table:table-cell>
        </table:table-row>
        <table:table-row table:style-name="Таблица16.1">
          <table:table-cell table:style-name="Таблица16.A1" office:value-type="string">
            <text:p text:style-name="P11">CB, ex. 4, p. 62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14">установить к-л срок (исполнения задачи)</text:p>
          </table:table-cell>
        </table:table-row>
        <table:table-row table:style-name="Таблица16.1">
          <table:table-cell table:style-name="Таблица16.A1" office:value-type="string">
            <text:p text:style-name="P14">не выполнить работу в срок</text:p>
          </table:table-cell>
        </table:table-row>
        <table:table-row table:style-name="Таблица16.1">
          <table:table-cell table:style-name="Таблица16.A1" office:value-type="string">
            <text:p text:style-name="P14">извиниться за ч-л</text:p>
          </table:table-cell>
        </table:table-row>
        <table:table-row table:style-name="Таблица16.1">
          <table:table-cell table:style-name="Таблица16.A1" office:value-type="string">
            <text:p text:style-name="P11">CB, ex. 5 (track 6.11), p. 63</text:p>
          </table:table-cell>
        </table:table-row>
        <table:table-row table:style-name="Таблица16.1">
          <table:table-cell table:style-name="Таблица16.A1" office:value-type="string">
            <text:p text:style-name="P14">План изменился.</text:p>
          </table:table-cell>
        </table:table-row>
        <table:table-row table:style-name="Таблица16.1">
          <table:table-cell table:style-name="Таблица16.A1" office:value-type="string">
            <text:p text:style-name="P14">У меня не получится.</text:p>
          </table:table-cell>
        </table:table-row>
        <table:table-row table:style-name="Таблица16.1">
          <table:table-cell table:style-name="Таблица16.A1" office:value-type="string">
            <text:p text:style-name="P14">перенести на другой день</text:p>
          </table:table-cell>
        </table:table-row>
        <table:table-row table:style-name="Таблица16.17">
          <table:table-cell table:style-name="Таблица16.A1" office:value-type="string">
            <text:p text:style-name="P10"><text:span text:style-name="T7">перезвонить </text:span><text:span text:style-name="T6">(фр.гл.)</text:span></text:p>
          </table:table-cell>
        </table:table-row>
        <table:table-row table:style-name="Таблица16.1">
          <table:table-cell table:style-name="Таблица16.A1" office:value-type="string">
            <text:p text:style-name="P14">собраться вместе</text:p>
          </table:table-cell>
        </table:table-row>
        <table:table-row table:style-name="Таблица16.1">
          <table:table-cell table:style-name="Таблица16.A1" office:value-type="string">
            <text:p text:style-name="P11">CB, ex. 7, p. 63</text:p>
          </table:table-cell>
        </table:table-row>
        <table:table-row table:style-name="Таблица16.1">
          <table:table-cell table:style-name="Таблица16.A1" office:value-type="string">
            <text:p text:style-name="P14">подтвердить</text:p>
          </table:table-cell>
        </table:table-row>
        <table:table-row table:style-name="Таблица16.1">
          <table:table-cell table:style-name="Таблица16.A1" office:value-type="string">
            <text:p text:style-name="P14">быть доступным</text:p>
          </table:table-cell>
        </table:table-row>
        <table:table-row table:style-name="Таблица16.1">
          <table:table-cell table:style-name="Таблица16.A1" office:value-type="string">
            <text:p text:style-name="P11">CB, ex. 8, p. 63</text:p>
          </table:table-cell>
        </table:table-row>
        <table:table-row table:style-name="Таблица16.1">
          <table:table-cell table:style-name="Таблица16.A1" office:value-type="string">
            <text:p text:style-name="P14">уехать в отпуск</text:p>
          </table:table-cell>
        </table:table-row>
        <table:table-row table:style-name="Таблица16.1">
          <table:table-cell table:style-name="Таблица16.A1" office:value-type="string">
            <text:p text:style-name="P14">ежедневник</text:p>
          </table:table-cell>
        </table:table-row>
      </table:table>
      <text:p text:style-name="P1"/>
      <text:p text:style-name="Standard"><text:span text:style-name="T2">6.4.2 </text:span><text:span text:style-name="T10">Fill in the gaps with a proper preposition/particle where necessary:</text:span></text:p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10"><text:span text:style-name="T11">1. </text:span><text:span text:style-name="T12">Are women provided with an opportunity to participate in elections ___ an equal level with men?</text:span></text:p>
          </table:table-cell>
        </table:table-row>
        <table:table-row table:style-name="Таблица17.2">
          <table:table-cell table:style-name="Таблица17.A1" office:value-type="string">
            <text:p text:style-name="P9">2. My boss is a real slave driver. He always sets __ me very tough deadlines which are just impossible to meet. </text:p>
          </table:table-cell>
        </table:table-row>
        <table:table-row table:style-name="Таблица17.3">
          <table:table-cell table:style-name="Таблица17.A1" office:value-type="string">
            <text:p text:style-name="P16">3 Do you always sign __ ___ your full name?</text:p>
          </table:table-cell>
        </table:table-row>
        <table:table-row table:style-name="Таблица17.4">
          <table:table-cell table:style-name="Таблица17.A1" office:value-type="string">
            <text:p text:style-name="P15">4. Trevor must apologise ___ being so rude that day. </text:p>
            <text:h text:style-name="P29" text:outline-level="1"/>
          </table:table-cell>
        </table:table-row>
        <table:table-row table:style-name="Таблица17.5">
          <table:table-cell table:style-name="Таблица17.A1" office:value-type="string">
            <text:p text:style-name="P15">5. Have you already changes our meeting ___ another day?</text:p>
          </table:table-cell>
        </table:table-row>
        <table:table-row table:style-name="Таблица17.5">
          <table:table-cell table:style-name="Таблица17.A1" office:value-type="string">
            <text:p text:style-name="P15">6. This year I want to go __ holiday in summer and celebrate my birthday abroad.</text:p>
          </table:table-cell>
        </table:table-row>
      </table:table>
      <text:p text:style-name="P1"/>
      <text:p text:style-name="Standard"><text:span text:style-name="T2">6.4.3 </text:span><text:span text:style-name="T10">Fill in the gaps with the words from the table in the appropriate form.</text:span>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P7">recipient</text:p>
          </table:table-cell>
          <table:table-cell table:style-name="Таблица18.A1" office:value-type="string">
            <text:p text:style-name="P7">instantly</text:p>
          </table:table-cell>
          <table:table-cell table:style-name="Таблица18.A1" office:value-type="string">
            <text:p text:style-name="P7">siccerely</text:p>
          </table:table-cell>
          <table:table-cell table:style-name="Таблица18.D1" office:value-type="string">
            <text:p text:style-name="P7">confirm</text:p>
          </table:table-cell>
        </table:table-row>
        <table:table-row table:style-name="Таблица18.2">
          <table:table-cell table:style-name="Таблица18.A1" office:value-type="string">
            <text:p text:style-name="P7">miss the deadline</text:p>
          </table:table-cell>
          <table:table-cell table:style-name="Таблица18.A1" office:value-type="string">
            <text:p text:style-name="P7">get back to</text:p>
          </table:table-cell>
          <table:table-cell table:style-name="Таблица18.A1" office:value-type="string">
            <text:p text:style-name="P7">diary</text:p>
          </table:table-cell>
          <table:table-cell table:style-name="Таблица18.D1" office:value-type="string">
            <text:p text:style-name="P7">be available</text:p>
          </table:table-cell>
        </table:table-row>
      </table:table>
      <text:p text:style-name="P1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10"><text:span text:style-name="T4">1. Former </text:span><text:a xlink:type="simple" xlink:href="https://dictionary.cambridge.org/ru/словарь/английский/nobel" text:style-name="Internet_20_link" text:visited-style-name="Visited_20_Internet_20_Link">Nobel</text:a><text:span text:style-name="T4"> Peace Prize ___ </text:span><text:a xlink:type="simple" xlink:href="https://dictionary.cambridge.org/ru/словарь/английский/include" text:style-name="Internet_20_link" text:visited-style-name="Visited_20_Internet_20_Link">include</text:a><text:span text:style-name="T4"> Jimmy Carter and Barack Obama.</text:span></text:p>
            <text:p text:style-name="P12"/>
          </table:table-cell>
        </table:table-row>
        <table:table-row table:style-name="Таблица19.2">
          <table:table-cell table:style-name="Таблица19.A1" office:value-type="string">
            <text:p text:style-name="P10"><text:span text:style-name="T4">2. Our </text:span><text:a xlink:type="simple" xlink:href="https://dictionary.cambridge.org/ru/словарь/английский/ceo" text:style-name="Internet_20_link" text:visited-style-name="Visited_20_Internet_20_Link">CEO</text:a><text:span text:style-name="T4"> is </text:span><text:a xlink:type="simple" xlink:href="https://dictionary.cambridge.org/ru/словарь/английский/seek" text:style-name="Internet_20_link" text:visited-style-name="Visited_20_Internet_20_Link">seeking</text:a><text:span text:style-name="T4"> a </text:span><text:a xlink:type="simple" xlink:href="https://dictionary.cambridge.org/ru/словарь/английский/part-time" text:style-name="Internet_20_link" text:visited-style-name="Visited_20_Internet_20_Link">part-time</text:a><text:span text:style-name="T4"> ___ secretary to </text:span><text:a xlink:type="simple" xlink:href="https://dictionary.cambridge.org/ru/словарь/английский/help" text:style-name="Internet_20_link" text:visited-style-name="Visited_20_Internet_20_Link">help</text:a><text:span text:style-name="T4"> him </text:span><text:a xlink:type="simple" xlink:href="https://dictionary.cambridge.org/ru/словарь/английский/manage" text:style-name="Internet_20_link" text:visited-style-name="Visited_20_Internet_20_Link">manage</text:a><text:span text:style-name="T4"> his </text:span><text:a xlink:type="simple" xlink:href="https://dictionary.cambridge.org/ru/словарь/английский/appointment" text:style-name="Internet_20_link" text:visited-style-name="Visited_20_Internet_20_Link">appointments</text:a><text:span text:style-name="T4"> </text:span><text:a xlink:type="simple" xlink:href="https://dictionary.cambridge.org/ru/словарь/английский/efficient" text:style-name="Internet_20_link" text:visited-style-name="Visited_20_Internet_20_Link">efficiently</text:a><text:span text:style-name="T4">.</text:span></text:p>
          </table:table-cell>
        </table:table-row>
        <table:table-row table:style-name="Таблица19.3">
          <table:table-cell table:style-name="Таблица19.A1" office:value-type="string">
            <text:p text:style-name="P10"><text:span text:style-name="T11">3. <text:s/>I've </text:span><text:a xlink:type="simple" xlink:href="https://dictionary.cambridge.org/ru/словарь/английский/accepted" text:style-name="Internet_20_link" text:visited-style-name="Visited_20_Internet_20_Link">accepted</text:a><text:span text:style-name="T11"> the </text:span><text:a xlink:type="simple" xlink:href="https://dictionary.cambridge.org/ru/словарь/английский/job" text:style-name="Internet_20_link" text:visited-style-name="Visited_20_Internet_20_Link">job</text:a><text:span text:style-name="T11"> over the </text:span><text:a xlink:type="simple" xlink:href="https://dictionary.cambridge.org/ru/словарь/английский/phone" text:style-name="Internet_20_link" text:visited-style-name="Visited_20_Internet_20_Link">phone</text:a><text:span text:style-name="T11">, but I haven't ___ in writing </text:span><text:a xlink:type="simple" xlink:href="https://dictionary.cambridge.org/ru/словарь/английский/yet" text:style-name="Internet_20_link" text:visited-style-name="Visited_20_Internet_20_Link">yet</text:a><text:span text:style-name="T11">.</text:span></text:p>
          </table:table-cell>
        </table:table-row>
        <table:table-row table:style-name="Таблица19.4">
          <table:table-cell table:style-name="Таблица19.A1" office:value-type="string">
            <text:p text:style-name="P15">4.  The Eiffel Tower in Paris is an ___ recognizable landmark.</text:p>
          </table:table-cell>
        </table:table-row>
        <table:table-row table:style-name="Таблица19.1">
          <table:table-cell table:style-name="Таблица19.A1" office:value-type="string">
            <text:p text:style-name="P15">5. <text:s/>Finally, we ___ appreciate the contributions of the students who participated in this study.</text:p>
          </table:table-cell>
        </table:table-row>
        <table:table-row table:style-name="Таблица19.6">
          <table:table-cell table:style-name="Таблица19.A1" office:value-type="string">
            <text:p text:style-name="P15">6. If you______, <text:s/>your application cannot be considered.</text:p>
            <text:p text:style-name="P15"/>
          </table:table-cell>
        </table:table-row>
        <table:table-row table:style-name="Таблица19.7">
          <table:table-cell table:style-name="Таблица19.A1" office:value-type="string">
            <text:p text:style-name="P15">7. I’m sorry, he’s not ___ right now. Would you like to leave him a message?</text:p>
            <text:p text:style-name="P13"/>
          </table:table-cell>
        </table:table-row>
        <table:table-row table:style-name="Таблица19.8">
          <table:table-cell table:style-name="Таблица19.A1" office:value-type="string">
            <text:p text:style-name="P15">8. Can I ______you <text:s/>in 10 minutes? I can’t talk right now. </text:p>
          </table:table-cell>
        </table:table-row>
      </table:table>
      <text:p text:style-name="P1"><text:soft-page-break/></text:p>
      <text:p text:style-name="P4">6.4.4 Translate the sentences into English using active vocabulary:</text:p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Standard"><text:span text:style-name="T7">1. <text:s/>Необычная </text:span><text:span text:style-name="T8">фамилия</text:span><text:span text:style-name="T7"> </text:span><text:span text:style-name="T8">напомнила</text:span><text:span text:style-name="T7"> мне о моем школьном учителе, но на конверте не было указано </text:span><text:span text:style-name="T8">имя</text:span><text:span text:style-name="T7"> </text:span><text:span text:style-name="T8">адресата</text:span><text:span text:style-name="T7">.</text:span></text:p>
          </table:table-cell>
        </table:table-row>
        <table:table-row table:style-name="Таблица20.2">
          <table:table-cell table:style-name="Таблица20.A1" office:value-type="string">
            <text:p text:style-name="Standard"><text:span text:style-name="T7">2. Я </text:span><text:span text:style-name="T8">искренне</text:span><text:span text:style-name="T7"> хочу </text:span><text:span text:style-name="T8">извиниться за</text:span><text:span text:style-name="T7"> поведение своего друга. Он немного расстроен сегодня. Я думаю, нам лучше </text:span><text:span text:style-name="T8">перенести</text:span><text:span text:style-name="T7"> занятие </text:span><text:span text:style-name="T8">на другой день</text:span><text:span text:style-name="T7">.</text:span></text:p>
          </table:table-cell>
        </table:table-row>
        <table:table-row table:style-name="Таблица20.3">
          <table:table-cell table:style-name="Таблица20.A1" office:value-type="string">
            <text:p text:style-name="Standard"><text:span text:style-name="T7">3. Не могли бы Вы </text:span><text:span text:style-name="T8">перезвонить</text:span><text:span text:style-name="T7"> мне завтра? Сегодня я очень занят, а завтра буду </text:span><text:span text:style-name="T8">доступен</text:span><text:span text:style-name="T7"> в любое удобное время.</text:span></text:p>
          </table:table-cell>
        </table:table-row>
        <table:table-row table:style-name="Таблица20.4">
          <table:table-cell table:style-name="Таблица20.A1" office:value-type="string">
            <text:p text:style-name="Standard"><text:span text:style-name="T7">4. </text:span><text:span text:style-name="T8">Планы</text:span><text:span text:style-name="T7"> </text:span><text:span text:style-name="T8">изменились</text:span><text:span text:style-name="T7">, поэтому нам пришлось сократить </text:span><text:span text:style-name="T8">сроки выполнения работ, установленные</text:span><text:span text:style-name="T7"> в прошлом месяце. </text:span></text:p>
          </table:table-cell>
        </table:table-row>
      </table:table>
      <text:p text:style-name="P3"/>
      <text:p text:style-name="P6">6.5 Video</text:p>
      <text:p text:style-name="P4">6.5.1 Find the equivalents of the following words and phrases.</text:p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11">CB, ex. 1, p. 64</text:p>
          </table:table-cell>
        </table:table-row>
        <table:table-row table:style-name="Таблица21.1">
          <table:table-cell table:style-name="Таблица21.A1" office:value-type="string">
            <text:p text:style-name="P14">туман</text:p>
          </table:table-cell>
        </table:table-row>
        <table:table-row table:style-name="Таблица21.1">
          <table:table-cell table:style-name="Таблица21.A1" office:value-type="string">
            <text:p text:style-name="P14">сетка</text:p>
          </table:table-cell>
        </table:table-row>
        <table:table-row table:style-name="Таблица21.1">
          <table:table-cell table:style-name="Таблица21.A1" office:value-type="string">
            <text:p text:style-name="P14">водопроводная труба</text:p>
          </table:table-cell>
        </table:table-row>
        <table:table-row table:style-name="Таблица21.1">
          <table:table-cell table:style-name="Таблица21.A1" office:value-type="string">
            <text:p text:style-name="P14">влага</text:p>
          </table:table-cell>
        </table:table-row>
        <table:table-row table:style-name="Таблица21.1">
          <table:table-cell table:style-name="Таблица21.A1" office:value-type="string">
            <text:p text:style-name="P14">столб, жердь</text:p>
          </table:table-cell>
        </table:table-row>
        <table:table-row table:style-name="Таблица21.1">
          <table:table-cell table:style-name="Таблица21.A1" office:value-type="string">
            <text:p text:style-name="P11">Videoscript (TB)</text:p>
          </table:table-cell>
        </table:table-row>
        <table:table-row table:style-name="Таблица21.1">
          <table:table-cell table:style-name="Таблица21.A1" office:value-type="string">
            <text:p text:style-name="P14">широкий простор</text:p>
          </table:table-cell>
        </table:table-row>
        <table:table-row table:style-name="Таблица21.1">
          <table:table-cell table:style-name="Таблица21.A1" office:value-type="string">
            <text:p text:style-name="P14">недостаток ч-л</text:p>
          </table:table-cell>
        </table:table-row>
        <table:table-row table:style-name="Таблица21.1">
          <table:table-cell table:style-name="Таблица21.A1" office:value-type="string">
            <text:p text:style-name="P14">заставлять, принуждать</text:p>
          </table:table-cell>
        </table:table-row>
        <table:table-row table:style-name="Таблица21.1">
          <table:table-cell table:style-name="Таблица21.A1" office:value-type="string">
            <text:p text:style-name="P14">находиться к северу от ч-л</text:p>
          </table:table-cell>
        </table:table-row>
        <table:table-row table:style-name="Таблица21.1">
          <table:table-cell table:style-name="Таблица21.A1" office:value-type="string">
            <text:p text:style-name="P14">благодаря к-л/ ч-л</text:p>
          </table:table-cell>
        </table:table-row>
        <table:table-row table:style-name="Таблица21.1">
          <table:table-cell table:style-name="Таблица21.A1" office:value-type="string">
            <text:p text:style-name="P14">несмотря на ч-л</text:p>
          </table:table-cell>
        </table:table-row>
        <table:table-row table:style-name="Таблица21.1">
          <table:table-cell table:style-name="Таблица21.A1" office:value-type="string">
            <text:p text:style-name="P14">береговая линия</text:p>
          </table:table-cell>
        </table:table-row>
        <table:table-row table:style-name="Таблица21.1">
          <table:table-cell table:style-name="Таблица21.A1" office:value-type="string">
            <text:p text:style-name="P14">захватывать, удерживать</text:p>
          </table:table-cell>
        </table:table-row>
        <table:table-row table:style-name="Таблица21.1">
          <table:table-cell table:style-name="Таблица21.A1" office:value-type="string">
            <text:p text:style-name="P14">хранить</text:p>
          </table:table-cell>
        </table:table-row>
        <table:table-row table:style-name="Таблица21.1">
          <table:table-cell table:style-name="Таблица21.A1" office:value-type="string">
            <text:p text:style-name="P14">натягивать</text:p>
          </table:table-cell>
        </table:table-row>
        <table:table-row table:style-name="Таблица21.1">
          <table:table-cell table:style-name="Таблица21.A1" office:value-type="string">
            <text:p text:style-name="P14">медленно перемещаться</text:p>
          </table:table-cell>
        </table:table-row>
        <table:table-row table:style-name="Таблица21.1">
          <table:table-cell table:style-name="Таблица21.A1" office:value-type="string">
            <text:p text:style-name="P14">капать</text:p>
          </table:table-cell>
        </table:table-row>
      </table:table>
      <text:p text:style-name="P2"/>
      <text:p text:style-name="Standard"><text:span text:style-name="T3">6.5.2</text:span><text:span text:style-name="T10">Fill in the gaps with the words from the table in the appropriate form.</text:span></text:p>
      <table:table table:name="Таблица22" table:style-name="Таблица22">
        <table:table-column table:style-name="Таблица22.A"/>
        <table:table-column table:style-name="Таблица22.B" table:number-columns-repeated="2"/>
        <table:table-column table:style-name="Таблица22.D"/>
        <table:table-row table:style-name="Таблица22.1">
          <table:table-cell table:style-name="Таблица22.A1" office:value-type="string">
            <text:p text:style-name="P7">mist</text:p>
          </table:table-cell>
          <table:table-cell table:style-name="Таблица22.A1" office:value-type="string">
            <text:p text:style-name="P7">moisture</text:p>
          </table:table-cell>
          <table:table-cell table:style-name="Таблица22.A1" office:value-type="string">
            <text:p text:style-name="P7">expanse</text:p>
          </table:table-cell>
          <table:table-cell table:style-name="Таблица22.D1" office:value-type="string">
            <text:p text:style-name="P7">lack of</text:p>
          </table:table-cell>
        </table:table-row>
        <table:table-row table:style-name="Таблица22.2">
          <table:table-cell table:style-name="Таблица22.A1" office:value-type="string">
            <text:p text:style-name="P7">capture</text:p>
          </table:table-cell>
          <table:table-cell table:style-name="Таблица22.A1" office:value-type="string">
            <text:p text:style-name="P7">store</text:p>
          </table:table-cell>
          <table:table-cell table:style-name="Таблица22.A1" office:value-type="string">
            <text:p text:style-name="P7">string</text:p>
          </table:table-cell>
          <table:table-cell table:style-name="Таблица22.D1" office:value-type="string">
            <text:p text:style-name="P7">drift</text:p>
          </table:table-cell>
        </table:table-row>
      </table:table>
      <text:p text:style-name="P1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15">1. I ___ my possessions in my mother's house while I was living in Spain.</text:p>
          </table:table-cell>
        </table:table-row>
        <table:table-row table:style-name="Таблица23.2">
          <table:table-cell table:style-name="Таблица23.A1" office:value-type="string">
            <text:p text:style-name="P18">2. It was a clear day with little ___ in the air.</text:p>
          </table:table-cell>
        </table:table-row>
        <table:table-row table:style-name="Таблица23.3">
          <table:table-cell table:style-name="Таблица23.A1" office:value-type="string">
            <text:p text:style-name="P15">3. The river is often cloaked in ___ in the early morning.</text:p>
          </table:table-cell>
        </table:table-row>
        <text:soft-page-break/>
        <table:table-row table:style-name="Таблица23.4">
          <table:table-cell table:style-name="Таблица23.A1" office:value-type="string">
            <text:p text:style-name="P15">4.  They ___ ribbons of bright paper around the room in preparation for the party.</text:p>
          </table:table-cell>
        </table:table-row>
        <table:table-row table:style-name="Таблица23.1">
          <table:table-cell table:style-name="Таблица23.A1" office:value-type="string">
            <text:p text:style-name="P10"><text:span text:style-name="T11">5</text:span><text:span text:style-name="T4"> </text:span><text:span text:style-name="T11">The study area is surrounded by large ____ of mainly continuous forest to the west, north and east.</text:span></text:p>
          </table:table-cell>
        </table:table-row>
        <table:table-row table:style-name="Таблица23.6">
          <table:table-cell table:style-name="Таблица23.A1" office:value-type="string">
            <text:p text:style-name="P15">6. His answer demonstrated a complete ____ understanding of the question.</text:p>
            <text:p text:style-name="P15"/>
          </table:table-cell>
        </table:table-row>
        <table:table-row table:style-name="Таблица23.7">
          <table:table-cell table:style-name="Таблица23.A1" office:value-type="string">
            <text:p text:style-name="P15">7. No one noticed that the boat had begun to ___ out to sea.</text:p>
            <text:p text:style-name="P13"/>
          </table:table-cell>
        </table:table-row>
        <table:table-row table:style-name="Таблица23.8">
          <table:table-cell table:style-name="Таблица23.A1" office:value-type="string">
            <text:p text:style-name="P15">8. Those songs ___ the romantic mood of the movie.</text:p>
          </table:table-cell>
        </table:table-row>
      </table:table>
      <text:p text:style-name="P1"/>
      <text:p text:style-name="P4">6.5.3 Translate the sentences into English using active vocabulary:</text:p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Standard"><text:span text:style-name="T7">1. <text:s/></text:span><text:span text:style-name="T8">Недостаток</text:span><text:span text:style-name="T7"> воды в регионе </text:span><text:span text:style-name="T8">вынуждает</text:span><text:span text:style-name="T7"> жителей </text:span><text:span text:style-name="T8">натягивать</text:span><text:span text:style-name="T7"> сети и </text:span><text:span text:style-name="T8">удерживать</text:span><text:span text:style-name="T7"> </text:span><text:span text:style-name="T8">влагу</text:span><text:span text:style-name="T7"> воздуха для сохранения каждой капли воды. </text:span></text:p>
          </table:table-cell>
        </table:table-row>
        <table:table-row table:style-name="Таблица24.2">
          <table:table-cell table:style-name="Таблица24.A1" office:value-type="string">
            <text:p text:style-name="Standard"><text:span text:style-name="T7">2. Озеро, над которым утром образуется </text:span><text:span text:style-name="T8">туман</text:span><text:span text:style-name="T7">, </text:span><text:span text:style-name="T8">находится к северу от </text:span><text:span text:style-name="T7">города.</text:span></text:p>
          </table:table-cell>
        </table:table-row>
        <table:table-row table:style-name="Таблица24.3">
          <table:table-cell table:style-name="Таблица24.A1" office:value-type="string">
            <text:p text:style-name="Standard"><text:span text:style-name="T7">3. Никто не заметил, как лодка начала </text:span><text:span text:style-name="T8">медленно уплывать</text:span><text:span text:style-name="T7"> от </text:span><text:span text:style-name="T8">береговой линии</text:span><text:span text:style-name="T7"> и вскоре совсем исчезла. </text:span></text:p>
          </table:table-cell>
        </table:table-row>
        <table:table-row table:style-name="Таблица24.4">
          <table:table-cell table:style-name="Таблица24.A1" office:value-type="string">
            <text:p text:style-name="Standard"><text:span text:style-name="T7">4. Какие природные ресурсы </text:span><text:span text:style-name="T8">хранятся </text:span><text:span text:style-name="T7">на широких </text:span><text:span text:style-name="T8">просторах</text:span><text:span text:style-name="T7"> нашей страны?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line-height="100%"/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126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20-01-12T14:27:00</meta:creation-date>
    <dc:date>2021-04-21T20:58:52.51</dc:date>
    <meta:editing-cycles>6</meta:editing-cycles>
    <meta:editing-duration>PT3H9M50S</meta:editing-duration>
    <meta:generator>OpenOffice/4.1.9$Win32 OpenOffice.org_project/419m1$Build-9805</meta:generator>
    <meta:document-statistic meta:table-count="24" meta:image-count="0" meta:object-count="0" meta:page-count="10" meta:paragraph-count="306" meta:word-count="2224" meta:character-count="13131"/>
  </office:meta>
</office:document-meta>
</file>